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C0000003C1BE57791.png"/>
  <manifest:file-entry manifest:media-type="image/png" manifest:full-path="Pictures/10000201000000340000003C7569EC14.png"/>
  <manifest:file-entry manifest:media-type="image/png" manifest:full-path="Pictures/10000201000000390000003C9B8CDB61.png"/>
  <manifest:file-entry manifest:media-type="image/png" manifest:full-path="Pictures/10000201000000260000003CB95C5BD1.png"/>
  <manifest:file-entry manifest:media-type="image/png" manifest:full-path="Pictures/100002010000003C0000003C4FB155EB.png"/>
  <manifest:file-entry manifest:media-type="image/png" manifest:full-path="Pictures/10000201000000230000003C26544F40.png"/>
  <manifest:file-entry manifest:media-type="image/png" manifest:full-path="Pictures/100002010000002E0000003CED605545.png"/>
  <manifest:file-entry manifest:media-type="image/png" manifest:full-path="Pictures/100002010000003C0000003CDF22C082.png"/>
  <manifest:file-entry manifest:media-type="image/png" manifest:full-path="Pictures/10000201000000200000003C89F555A1.png"/>
  <manifest:file-entry manifest:media-type="image/png" manifest:full-path="Pictures/100002010000003C0000003C0A9F2511.png"/>
  <manifest:file-entry manifest:media-type="image/png" manifest:full-path="Pictures/100002010000003C0000003C7E2E9010.png"/>
  <manifest:file-entry manifest:media-type="image/png" manifest:full-path="Pictures/10000201000000380000003C84954127.png"/>
  <manifest:file-entry manifest:media-type="image/png" manifest:full-path="Pictures/100002010000002F0000003C2ACB98B0.png"/>
  <manifest:file-entry manifest:media-type="image/png" manifest:full-path="Pictures/100002010000003C0000003CCA2450C4.png"/>
  <manifest:file-entry manifest:media-type="image/png" manifest:full-path="Pictures/100002010000002D0000003C30008B37.png"/>
  <manifest:file-entry manifest:media-type="image/png" manifest:full-path="Pictures/10000201000000390000003C9B577D87.png"/>
  <manifest:file-entry manifest:media-type="image/png" manifest:full-path="Pictures/100002010000004A0000003C70AAD08C.png"/>
  <manifest:file-entry manifest:media-type="image/png" manifest:full-path="Pictures/100002010000002D0000003CCACD5E69.png"/>
  <manifest:file-entry manifest:media-type="image/png" manifest:full-path="Pictures/100002010000003C0000001F67A0BA0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048cm"/>
    </style:style>
    <style:style style:name="co4" style:family="table-column">
      <style:table-column-properties fo:break-before="auto" style:column-width="1.374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31" table:default-cell-style-name="ce1"/>
        <table:table-column table:style-name="co3" table:default-cell-style-name="ce2"/>
        <table:table-column table:style-name="co4" table:default-cell-style-name="ce1"/>
        <table:table-column table:style-name="co1" table:number-columns-repeated="99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Hauptrund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>
            <draw:frame table:end-cell-address="Sheet1.C3" table:end-x="0.534cm" table:end-y="0.501cm" draw:z-index="16" draw:name="Grafik 1" draw:style-name="gr1" draw:text-style-name="P1" svg:width="0.45cm" svg:height="0.5cm" svg:x="0.084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032cm" table:end-y="0.451cm" draw:z-index="368" draw:name="Grafik 4" draw:style-name="gr1" draw:text-style-name="P1" svg:width="0.5cm" svg:height="0.45cm" svg:x="0.08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027cm" table:end-y="0.451cm" draw:z-index="370" draw:name="Grafik 4" draw:style-name="gr1" draw:text-style-name="P1" svg:width="0.5cm" svg:height="0.45cm" svg:x="0.076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023cm" table:end-y="0.451cm" draw:z-index="371" draw:name="Grafik 4" draw:style-name="gr1" draw:text-style-name="P1" svg:width="0.5cm" svg:height="0.45cm" svg:x="0.071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517cm" table:end-y="0.501cm" draw:z-index="455" draw:name="Grafik 1" draw:style-name="gr1" draw:text-style-name="P1" svg:width="0.45cm" svg:height="0.5cm" svg:x="0.067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014cm" table:end-y="0.501cm" draw:z-index="428" draw:name="Grafik 2" draw:style-name="gr1" draw:text-style-name="P1" svg:width="0.5cm" svg:height="0.5cm" svg:x="0.063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01cm" table:end-y="0.501cm" draw:z-index="430" draw:name="Grafik 2" draw:style-name="gr1" draw:text-style-name="P1" svg:width="0.5cm" svg:height="0.5cm" svg:x="0.058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006cm" table:end-y="0.501cm" draw:z-index="431" draw:name="Grafik 2" draw:style-name="gr1" draw:text-style-name="P1" svg:width="0.5cm" svg:height="0.5cm" svg:x="0.054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55cm" table:end-y="0.501cm" draw:z-index="432" draw:name="Grafik 2" draw:style-name="gr1" draw:text-style-name="P1" svg:width="0.5cm" svg:height="0.5cm" svg:x="0.05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496cm" table:end-y="0.501cm" draw:z-index="460" draw:name="Grafik 1" draw:style-name="gr1" draw:text-style-name="P1" svg:width="0.45cm" svg:height="0.5cm" svg:x="0.046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91cm" table:end-y="0.501cm" draw:z-index="461" draw:name="Grafik 1" draw:style-name="gr1" draw:text-style-name="P1" svg:width="0.45cm" svg:height="0.5cm" svg:x="0.041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487cm" table:end-y="0.501cm" draw:z-index="463" draw:name="Grafik 1" draw:style-name="gr1" draw:text-style-name="P1" svg:width="0.45cm" svg:height="0.5cm" svg:x="0.037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483cm" table:end-y="0.501cm" draw:z-index="462" draw:name="Grafik 1" draw:style-name="gr1" draw:text-style-name="P1" svg:width="0.45cm" svg:height="0.5cm" svg:x="0.033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478cm" table:end-y="0.501cm" draw:z-index="464" draw:name="Grafik 1" draw:style-name="gr1" draw:text-style-name="P1" svg:width="0.45cm" svg:height="0.5cm" svg:x="0.028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474cm" table:end-y="0.501cm" draw:z-index="465" draw:name="Grafik 1" draw:style-name="gr1" draw:text-style-name="P1" svg:width="0.45cm" svg:height="0.5cm" svg:x="0.024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47cm" table:end-y="0.501cm" draw:z-index="466" draw:name="Grafik 1" draw:style-name="gr1" draw:text-style-name="P1" svg:width="0.45cm" svg:height="0.5cm" svg:x="0.02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466cm" table:end-y="0.501cm" draw:z-index="467" draw:name="Grafik 1" draw:style-name="gr1" draw:text-style-name="P1" svg:width="0.45cm" svg:height="0.5cm" svg:x="0.016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461cm" table:end-y="0.501cm" draw:z-index="468" draw:name="Grafik 1" draw:style-name="gr1" draw:text-style-name="P1" svg:width="0.45cm" svg:height="0.5cm" svg:x="0.011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457cm" table:end-y="0.501cm" draw:z-index="469" draw:name="Grafik 1" draw:style-name="gr1" draw:text-style-name="P1" svg:width="0.45cm" svg:height="0.5cm" svg:x="0.007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453cm" table:end-y="0.501cm" draw:z-index="470" draw:name="Grafik 1" draw:style-name="gr1" draw:text-style-name="P1" svg:width="0.45cm" svg:height="0.5cm" svg:x="0.003cm" svg:y="0.001cm">
              <draw:image xlink:href="Pictures/100002010000002F0000003C2ACB98B0.png" xlink:type="simple" xlink:show="embed" xlink:actuate="onLoad">
                <text:p/>
              </draw:image>
            </draw:frame>
            <draw:frame table:end-cell-address="Sheet1.W3" table:end-x="0.449cm" table:end-y="0.501cm" draw:z-index="471" draw:name="Grafik 1" draw:style-name="gr1" draw:text-style-name="P1" svg:width="0.45cm" svg:height="0.5cm" svg:x="0.547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44cm" table:end-y="0.501cm" draw:z-index="472" draw:name="Grafik 1" draw:style-name="gr1" draw:text-style-name="P1" svg:width="0.45cm" svg:height="0.5cm" svg:x="0.543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44cm" table:end-y="0.501cm" draw:z-index="473" draw:name="Grafik 1" draw:style-name="gr1" draw:text-style-name="P1" svg:width="0.45cm" svg:height="0.5cm" svg:x="0.538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437cm" table:end-y="0.501cm" draw:z-index="474" draw:name="Grafik 1" draw:style-name="gr1" draw:text-style-name="P1" svg:width="0.45cm" svg:height="0.5cm" svg:x="0.535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432cm" table:end-y="0.501cm" draw:z-index="475" draw:name="Grafik 1" draw:style-name="gr1" draw:text-style-name="P1" svg:width="0.45cm" svg:height="0.5cm" svg:x="0.531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428cm" table:end-y="0.501cm" draw:z-index="476" draw:name="Grafik 1" draw:style-name="gr1" draw:text-style-name="P1" svg:width="0.45cm" svg:height="0.5cm" svg:x="0.526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424cm" table:end-y="0.501cm" draw:z-index="477" draw:name="Grafik 1" draw:style-name="gr1" draw:text-style-name="P1" svg:width="0.45cm" svg:height="0.5cm" svg:x="0.522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42cm" table:end-y="0.501cm" draw:z-index="478" draw:name="Grafik 1" draw:style-name="gr1" draw:text-style-name="P1" svg:width="0.45cm" svg:height="0.5cm" svg:x="0.518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415cm" table:end-y="0.501cm" draw:z-index="479" draw:name="Grafik 1" draw:style-name="gr1" draw:text-style-name="P1" svg:width="0.45cm" svg:height="0.5cm" svg:x="0.514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411cm" table:end-y="0.501cm" draw:z-index="1" draw:name="Grafik 1" draw:style-name="gr1" draw:text-style-name="P1" svg:width="0.45cm" svg:height="0.5cm" svg:x="0.509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3:31</text:p>
          </table:table-cell>
          <table:table-cell office:value-type="float" office:value="63">
            <text:p>63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2">
            <text:p>2</text:p>
          </table:table-cell>
          <table:table-cell>
            <draw:frame table:end-cell-address="Sheet1.D4" table:end-x="0.036cm" table:end-y="0.501cm" draw:z-index="17" draw:name="Grafik 2" draw:style-name="gr1" draw:text-style-name="P1" svg:width="0.5cm" svg:height="0.5cm" svg:x="0.084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032cm" table:end-y="0.501cm" draw:z-index="424" draw:name="Grafik 2" draw:style-name="gr1" draw:text-style-name="P1" svg:width="0.5cm" svg:height="0.5cm" svg:x="0.08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027cm" table:end-y="0.501cm" draw:z-index="425" draw:name="Grafik 2" draw:style-name="gr1" draw:text-style-name="P1" svg:width="0.5cm" svg:height="0.5cm" svg:x="0.076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521cm" table:end-y="0.501cm" draw:z-index="454" draw:name="Grafik 1" draw:style-name="gr1" draw:text-style-name="P1" svg:width="0.45cm" svg:height="0.5cm" svg:x="0.071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019cm" table:end-y="0.501cm" draw:z-index="427" draw:name="Grafik 2" draw:style-name="gr1" draw:text-style-name="P1" svg:width="0.5cm" svg:height="0.5cm" svg:x="0.067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513cm" table:end-y="0.501cm" draw:z-index="456" draw:name="Grafik 1" draw:style-name="gr1" draw:text-style-name="P1" svg:width="0.45cm" svg:height="0.5cm" svg:x="0.063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508cm" table:end-y="0.501cm" draw:z-index="457" draw:name="Grafik 1" draw:style-name="gr1" draw:text-style-name="P1" svg:width="0.45cm" svg:height="0.5cm" svg:x="0.058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504cm" table:end-y="0.501cm" draw:z-index="458" draw:name="Grafik 1" draw:style-name="gr1" draw:text-style-name="P1" svg:width="0.45cm" svg:height="0.5cm" svg:x="0.054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5cm" table:end-y="0.501cm" draw:z-index="459" draw:name="Grafik 1" draw:style-name="gr1" draw:text-style-name="P1" svg:width="0.45cm" svg:height="0.5cm" svg:x="0.05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546cm" table:end-y="0.501cm" draw:z-index="429" draw:name="Grafik 2" draw:style-name="gr1" draw:text-style-name="P1" svg:width="0.5cm" svg:height="0.5cm" svg:x="0.046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541cm" table:end-y="0.501cm" draw:z-index="433" draw:name="Grafik 2" draw:style-name="gr1" draw:text-style-name="P1" svg:width="0.5cm" svg:height="0.5cm" svg:x="0.041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537cm" table:end-y="0.501cm" draw:z-index="434" draw:name="Grafik 2" draw:style-name="gr1" draw:text-style-name="P1" svg:width="0.5cm" svg:height="0.5cm" svg:x="0.037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533cm" table:end-y="0.501cm" draw:z-index="435" draw:name="Grafik 2" draw:style-name="gr1" draw:text-style-name="P1" svg:width="0.5cm" svg:height="0.5cm" svg:x="0.033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528cm" table:end-y="0.501cm" draw:z-index="436" draw:name="Grafik 2" draw:style-name="gr1" draw:text-style-name="P1" svg:width="0.5cm" svg:height="0.5cm" svg:x="0.028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524cm" table:end-y="0.501cm" draw:z-index="437" draw:name="Grafik 2" draw:style-name="gr1" draw:text-style-name="P1" svg:width="0.5cm" svg:height="0.5cm" svg:x="0.024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37cm" table:end-y="0.501cm" draw:z-index="323" draw:name="Grafik 6" draw:style-name="gr1" draw:text-style-name="P1" svg:width="0.35cm" svg:height="0.5cm" svg:x="0.02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516cm" table:end-y="0.501cm" draw:z-index="439" draw:name="Grafik 2" draw:style-name="gr1" draw:text-style-name="P1" svg:width="0.5cm" svg:height="0.5cm" svg:x="0.016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361cm" table:end-y="0.501cm" draw:z-index="328" draw:name="Grafik 6" draw:style-name="gr1" draw:text-style-name="P1" svg:width="0.35cm" svg:height="0.5cm" svg:x="0.011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507cm" table:end-y="0.501cm" draw:z-index="441" draw:name="Grafik 2" draw:style-name="gr1" draw:text-style-name="P1" svg:width="0.5cm" svg:height="0.5cm" svg:x="0.007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503cm" table:end-y="0.501cm" draw:z-index="442" draw:name="Grafik 2" draw:style-name="gr1" draw:text-style-name="P1" svg:width="0.5cm" svg:height="0.5cm" svg:x="0.003cm" svg:y="0.001cm">
              <draw:image xlink:href="Pictures/100002010000003C0000003CDF22C082.png" xlink:type="simple" xlink:show="embed" xlink:actuate="onLoad">
                <text:p/>
              </draw:image>
            </draw:frame>
            <draw:frame table:end-cell-address="Sheet1.W4" table:end-x="0.499cm" table:end-y="0.501cm" draw:z-index="443" draw:name="Grafik 2" draw:style-name="gr1" draw:text-style-name="P1" svg:width="0.5cm" svg:height="0.5cm" svg:x="0.547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94cm" table:end-y="0.501cm" draw:z-index="444" draw:name="Grafik 2" draw:style-name="gr1" draw:text-style-name="P1" svg:width="0.5cm" svg:height="0.5cm" svg:x="0.543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9cm" table:end-y="0.501cm" draw:z-index="445" draw:name="Grafik 2" draw:style-name="gr1" draw:text-style-name="P1" svg:width="0.5cm" svg:height="0.5cm" svg:x="0.538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87cm" table:end-y="0.501cm" draw:z-index="446" draw:name="Grafik 2" draw:style-name="gr1" draw:text-style-name="P1" svg:width="0.5cm" svg:height="0.5cm" svg:x="0.535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82cm" table:end-y="0.501cm" draw:z-index="447" draw:name="Grafik 2" draw:style-name="gr1" draw:text-style-name="P1" svg:width="0.5cm" svg:height="0.5cm" svg:x="0.531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478cm" table:end-y="0.501cm" draw:z-index="448" draw:name="Grafik 2" draw:style-name="gr1" draw:text-style-name="P1" svg:width="0.5cm" svg:height="0.5cm" svg:x="0.526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474cm" table:end-y="0.501cm" draw:z-index="449" draw:name="Grafik 2" draw:style-name="gr1" draw:text-style-name="P1" svg:width="0.5cm" svg:height="0.5cm" svg:x="0.522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47cm" table:end-y="0.501cm" draw:z-index="450" draw:name="Grafik 2" draw:style-name="gr1" draw:text-style-name="P1" svg:width="0.5cm" svg:height="0.5cm" svg:x="0.518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465cm" table:end-y="0.501cm" draw:z-index="451" draw:name="Grafik 2" draw:style-name="gr1" draw:text-style-name="P1" svg:width="0.5cm" svg:height="0.5cm" svg:x="0.514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461cm" table:end-y="0.501cm" draw:z-index="0" draw:name="Grafik 2" draw:style-name="gr1" draw:text-style-name="P1" svg:width="0.5cm" svg:height="0.5cm" svg:x="0.509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4:32</text:p>
          </table:table-cell>
          <table:table-cell office:value-type="float" office:value="56">
            <text:p>56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3">
            <text:p>3</text:p>
          </table:table-cell>
          <table:table-cell>
            <draw:frame table:end-cell-address="Sheet1.D5" table:end-x="0.036cm" table:end-y="0.45cm" draw:z-index="18" draw:name="Grafik 4" draw:style-name="gr1" draw:text-style-name="P1" svg:width="0.5cm" svg:height="0.45cm" svg:x="0.084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0.53cm" table:end-y="0.5cm" draw:z-index="452" draw:name="Grafik 1" draw:style-name="gr1" draw:text-style-name="P1" svg:width="0.45cm" svg:height="0.5cm" svg:x="0.08cm" svg:y="0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526cm" table:end-y="0.5cm" draw:z-index="453" draw:name="Grafik 1" draw:style-name="gr1" draw:text-style-name="P1" svg:width="0.45cm" svg:height="0.5cm" svg:x="0.076cm" svg:y="0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023cm" table:end-y="0.5cm" draw:z-index="426" draw:name="Grafik 2" draw:style-name="gr1" draw:text-style-name="P1" svg:width="0.5cm" svg:height="0.5cm" svg:x="0.071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H5" table:end-x="0.019cm" table:end-y="0.45cm" draw:z-index="369" draw:name="Grafik 4" draw:style-name="gr1" draw:text-style-name="P1" svg:width="0.5cm" svg:height="0.45cm" svg:x="0.067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014cm" table:end-y="0.45cm" draw:z-index="372" draw:name="Grafik 4" draw:style-name="gr1" draw:text-style-name="P1" svg:width="0.5cm" svg:height="0.45cm" svg:x="0.063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408cm" table:end-y="0.5cm" draw:z-index="317" draw:name="Grafik 6" draw:style-name="gr1" draw:text-style-name="P1" svg:width="0.35cm" svg:height="0.5cm" svg:x="0.058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006cm" table:end-y="0.45cm" draw:z-index="374" draw:name="Grafik 4" draw:style-name="gr1" draw:text-style-name="P1" svg:width="0.5cm" svg:height="0.45cm" svg:x="0.054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55cm" table:end-y="0.45cm" draw:z-index="376" draw:name="Grafik 4" draw:style-name="gr1" draw:text-style-name="P1" svg:width="0.5cm" svg:height="0.45cm" svg:x="0.05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546cm" table:end-y="0.45cm" draw:z-index="377" draw:name="Grafik 4" draw:style-name="gr1" draw:text-style-name="P1" svg:width="0.5cm" svg:height="0.45cm" svg:x="0.046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541cm" table:end-y="0.45cm" draw:z-index="378" draw:name="Grafik 4" draw:style-name="gr1" draw:text-style-name="P1" svg:width="0.5cm" svg:height="0.45cm" svg:x="0.041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387cm" table:end-y="0.5cm" draw:z-index="319" draw:name="Grafik 6" draw:style-name="gr1" draw:text-style-name="P1" svg:width="0.35cm" svg:height="0.5cm" svg:x="0.037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383cm" table:end-y="0.5cm" draw:z-index="324" draw:name="Grafik 6" draw:style-name="gr1" draw:text-style-name="P1" svg:width="0.35cm" svg:height="0.5cm" svg:x="0.033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378cm" table:end-y="0.5cm" draw:z-index="325" draw:name="Grafik 6" draw:style-name="gr1" draw:text-style-name="P1" svg:width="0.35cm" svg:height="0.5cm" svg:x="0.028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374cm" table:end-y="0.5cm" draw:z-index="326" draw:name="Grafik 6" draw:style-name="gr1" draw:text-style-name="P1" svg:width="0.35cm" svg:height="0.5cm" svg:x="0.024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52cm" table:end-y="0.5cm" draw:z-index="438" draw:name="Grafik 2" draw:style-name="gr1" draw:text-style-name="P1" svg:width="0.5cm" svg:height="0.5cm" svg:x="0.02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366cm" table:end-y="0.5cm" draw:z-index="327" draw:name="Grafik 6" draw:style-name="gr1" draw:text-style-name="P1" svg:width="0.35cm" svg:height="0.5cm" svg:x="0.016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511cm" table:end-y="0.5cm" draw:z-index="440" draw:name="Grafik 2" draw:style-name="gr1" draw:text-style-name="P1" svg:width="0.5cm" svg:height="0.5cm" svg:x="0.011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357cm" table:end-y="0.5cm" draw:z-index="329" draw:name="Grafik 6" draw:style-name="gr1" draw:text-style-name="P1" svg:width="0.35cm" svg:height="0.5cm" svg:x="0.007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353cm" table:end-y="0.5cm" draw:z-index="331" draw:name="Grafik 6" draw:style-name="gr1" draw:text-style-name="P1" svg:width="0.35cm" svg:height="0.5cm" svg:x="0.003cm" svg:y="0cm">
              <draw:image xlink:href="Pictures/10000201000000260000003CB95C5BD1.png" xlink:type="simple" xlink:show="embed" xlink:actuate="onLoad">
                <text:p/>
              </draw:image>
            </draw:frame>
            <draw:frame table:end-cell-address="Sheet1.W5" table:end-x="0.349cm" table:end-y="0.5cm" draw:z-index="332" draw:name="Grafik 6" draw:style-name="gr1" draw:text-style-name="P1" svg:width="0.35cm" svg:height="0.5cm" svg:x="0.547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344cm" table:end-y="0.5cm" draw:z-index="333" draw:name="Grafik 6" draw:style-name="gr1" draw:text-style-name="P1" svg:width="0.35cm" svg:height="0.5cm" svg:x="0.543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34cm" table:end-y="0.5cm" draw:z-index="334" draw:name="Grafik 6" draw:style-name="gr1" draw:text-style-name="P1" svg:width="0.35cm" svg:height="0.5cm" svg:x="0.538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337cm" table:end-y="0.5cm" draw:z-index="335" draw:name="Grafik 6" draw:style-name="gr1" draw:text-style-name="P1" svg:width="0.35cm" svg:height="0.5cm" svg:x="0.535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332cm" table:end-y="0.5cm" draw:z-index="336" draw:name="Grafik 6" draw:style-name="gr1" draw:text-style-name="P1" svg:width="0.35cm" svg:height="0.5cm" svg:x="0.531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328cm" table:end-y="0.5cm" draw:z-index="420" draw:name="Grafik 3" draw:style-name="gr1" draw:text-style-name="P1" svg:width="0.35cm" svg:height="0.5cm" svg:x="0.526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324cm" table:end-y="0.5cm" draw:z-index="421" draw:name="Grafik 3" draw:style-name="gr1" draw:text-style-name="P1" svg:width="0.35cm" svg:height="0.5cm" svg:x="0.522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32cm" table:end-y="0.5cm" draw:z-index="338" draw:name="Grafik 6" draw:style-name="gr1" draw:text-style-name="P1" svg:width="0.35cm" svg:height="0.5cm" svg:x="0.518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AE5" table:end-x="0.315cm" table:end-y="0.5cm" draw:z-index="423" draw:name="Grafik 3" draw:style-name="gr1" draw:text-style-name="P1" svg:width="0.35cm" svg:height="0.5cm" svg:x="0.514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AF5" table:end-x="0.311cm" table:end-y="0.5cm" draw:z-index="2" draw:name="Grafik 3" draw:style-name="gr1" draw:text-style-name="P1" svg:width="0.35cm" svg:height="0.5cm" svg:x="0.509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35</text:p>
          </table:table-cell>
          <table:table-cell office:value-type="float" office:value="53">
            <text:p>53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4">
            <text:p>4</text:p>
          </table:table-cell>
          <table:table-cell>
            <draw:frame table:end-cell-address="Sheet1.C6" table:end-x="0.434cm" table:end-y="0.5cm" draw:z-index="19" draw:name="Grafik 3" draw:style-name="gr1" draw:text-style-name="P1" svg:width="0.35cm" svg:height="0.5cm" svg:x="0.084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48cm" table:end-y="0.5cm" draw:z-index="116" draw:name="Grafik 13" draw:style-name="gr1" draw:text-style-name="P1" svg:width="0.4cm" svg:height="0.5cm" svg:x="0.08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426cm" table:end-y="0.5cm" draw:z-index="313" draw:name="Grafik 6" draw:style-name="gr1" draw:text-style-name="P1" svg:width="0.35cm" svg:height="0.5cm" svg:x="0.076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421cm" table:end-y="0.5cm" draw:z-index="398" draw:name="Grafik 3" draw:style-name="gr1" draw:text-style-name="P1" svg:width="0.35cm" svg:height="0.5cm" svg:x="0.071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G6" table:end-x="0.417cm" table:end-y="0.5cm" draw:z-index="399" draw:name="Grafik 3" draw:style-name="gr1" draw:text-style-name="P1" svg:width="0.35cm" svg:height="0.5cm" svg:x="0.067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014cm" table:end-y="0.5cm" draw:z-index="344" draw:name="Grafik 5" draw:style-name="gr1" draw:text-style-name="P1" svg:width="0.5cm" svg:height="0.5cm" svg:x="0.063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01cm" table:end-y="0.45cm" draw:z-index="373" draw:name="Grafik 4" draw:style-name="gr1" draw:text-style-name="P1" svg:width="0.5cm" svg:height="0.45cm" svg:x="0.058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404cm" table:end-y="0.5cm" draw:z-index="318" draw:name="Grafik 6" draw:style-name="gr1" draw:text-style-name="P1" svg:width="0.35cm" svg:height="0.5cm" svg:x="0.054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4cm" table:end-y="0.5cm" draw:z-index="320" draw:name="Grafik 6" draw:style-name="gr1" draw:text-style-name="P1" svg:width="0.35cm" svg:height="0.5cm" svg:x="0.05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L6" table:end-x="0.396cm" table:end-y="0.5cm" draw:z-index="321" draw:name="Grafik 6" draw:style-name="gr1" draw:text-style-name="P1" svg:width="0.35cm" svg:height="0.5cm" svg:x="0.046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391cm" table:end-y="0.5cm" draw:z-index="322" draw:name="Grafik 6" draw:style-name="gr1" draw:text-style-name="P1" svg:width="0.35cm" svg:height="0.5cm" svg:x="0.041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537cm" table:end-y="0.45cm" draw:z-index="375" draw:name="Grafik 4" draw:style-name="gr1" draw:text-style-name="P1" svg:width="0.5cm" svg:height="0.45cm" svg:x="0.037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533cm" table:end-y="0.45cm" draw:z-index="380" draw:name="Grafik 4" draw:style-name="gr1" draw:text-style-name="P1" svg:width="0.5cm" svg:height="0.45cm" svg:x="0.033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528cm" table:end-y="0.45cm" draw:z-index="381" draw:name="Grafik 4" draw:style-name="gr1" draw:text-style-name="P1" svg:width="0.5cm" svg:height="0.45cm" svg:x="0.028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524cm" table:end-y="0.45cm" draw:z-index="382" draw:name="Grafik 4" draw:style-name="gr1" draw:text-style-name="P1" svg:width="0.5cm" svg:height="0.45cm" svg:x="0.024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R6" table:end-x="0.52cm" table:end-y="0.45cm" draw:z-index="383" draw:name="Grafik 4" draw:style-name="gr1" draw:text-style-name="P1" svg:width="0.5cm" svg:height="0.45cm" svg:x="0.02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516cm" table:end-y="0.45cm" draw:z-index="384" draw:name="Grafik 4" draw:style-name="gr1" draw:text-style-name="P1" svg:width="0.5cm" svg:height="0.45cm" svg:x="0.016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T6" table:end-x="0.511cm" table:end-y="0.45cm" draw:z-index="385" draw:name="Grafik 4" draw:style-name="gr1" draw:text-style-name="P1" svg:width="0.5cm" svg:height="0.45cm" svg:x="0.011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507cm" table:end-y="0.45cm" draw:z-index="386" draw:name="Grafik 4" draw:style-name="gr1" draw:text-style-name="P1" svg:width="0.5cm" svg:height="0.45cm" svg:x="0.007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353cm" table:end-y="0.5cm" draw:z-index="414" draw:name="Grafik 3" draw:style-name="gr1" draw:text-style-name="P1" svg:width="0.35cm" svg:height="0.5cm" svg:x="0.003cm" svg:y="0cm">
              <draw:image xlink:href="Pictures/10000201000000230000003C26544F40.png" xlink:type="simple" xlink:show="embed" xlink:actuate="onLoad">
                <text:p/>
              </draw:image>
            </draw:frame>
            <draw:frame table:end-cell-address="Sheet1.W6" table:end-x="0.349cm" table:end-y="0.5cm" draw:z-index="415" draw:name="Grafik 3" draw:style-name="gr1" draw:text-style-name="P1" svg:width="0.35cm" svg:height="0.5cm" svg:x="0.547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344cm" table:end-y="0.5cm" draw:z-index="416" draw:name="Grafik 3" draw:style-name="gr1" draw:text-style-name="P1" svg:width="0.35cm" svg:height="0.5cm" svg:x="0.543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34cm" table:end-y="0.5cm" draw:z-index="417" draw:name="Grafik 3" draw:style-name="gr1" draw:text-style-name="P1" svg:width="0.35cm" svg:height="0.5cm" svg:x="0.538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337cm" table:end-y="0.5cm" draw:z-index="418" draw:name="Grafik 3" draw:style-name="gr1" draw:text-style-name="P1" svg:width="0.35cm" svg:height="0.5cm" svg:x="0.535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332cm" table:end-y="0.5cm" draw:z-index="419" draw:name="Grafik 3" draw:style-name="gr1" draw:text-style-name="P1" svg:width="0.35cm" svg:height="0.5cm" svg:x="0.531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328cm" table:end-y="0.5cm" draw:z-index="330" draw:name="Grafik 6" draw:style-name="gr1" draw:text-style-name="P1" svg:width="0.35cm" svg:height="0.5cm" svg:x="0.526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324cm" table:end-y="0.5cm" draw:z-index="337" draw:name="Grafik 6" draw:style-name="gr1" draw:text-style-name="P1" svg:width="0.35cm" svg:height="0.5cm" svg:x="0.522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32cm" table:end-y="0.5cm" draw:z-index="422" draw:name="Grafik 3" draw:style-name="gr1" draw:text-style-name="P1" svg:width="0.35cm" svg:height="0.5cm" svg:x="0.518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315cm" table:end-y="0.5cm" draw:z-index="339" draw:name="Grafik 6" draw:style-name="gr1" draw:text-style-name="P1" svg:width="0.35cm" svg:height="0.5cm" svg:x="0.514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461cm" table:end-y="0.45cm" draw:z-index="3" draw:name="Grafik 4" draw:style-name="gr1" draw:text-style-name="P1" svg:width="0.5cm" svg:height="0.45cm" svg:x="0.509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34</text:p>
          </table:table-cell>
          <table:table-cell office:value-type="float" office:value="51">
            <text:p>5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5">
            <text:p>5</text:p>
          </table:table-cell>
          <table:table-cell>
            <draw:frame table:end-cell-address="Sheet1.D7" table:end-x="0.036cm" table:end-y="0.351cm" draw:z-index="20" draw:name="Grafik 14" draw:style-name="gr1" draw:text-style-name="P1" svg:width="0.5cm" svg:height="0.35cm" svg:x="0.084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43cm" table:end-y="0.501cm" draw:z-index="396" draw:name="Grafik 3" draw:style-name="gr1" draw:text-style-name="P1" svg:width="0.35cm" svg:height="0.5cm" svg:x="0.08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F7" table:end-x="0.027cm" table:end-y="0.501cm" draw:z-index="173" draw:name="Grafik 11" draw:style-name="gr1" draw:text-style-name="P1" svg:width="0.5cm" svg:height="0.5cm" svg:x="0.076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F7" table:end-x="0.471cm" table:end-y="0.501cm" draw:z-index="118" draw:name="Grafik 13" draw:style-name="gr1" draw:text-style-name="P1" svg:width="0.4cm" svg:height="0.5cm" svg:x="0.071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417cm" table:end-y="0.501cm" draw:z-index="315" draw:name="Grafik 6" draw:style-name="gr1" draw:text-style-name="P1" svg:width="0.35cm" svg:height="0.5cm" svg:x="0.067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413cm" table:end-y="0.501cm" draw:z-index="316" draw:name="Grafik 6" draw:style-name="gr1" draw:text-style-name="P1" svg:width="0.35cm" svg:height="0.5cm" svg:x="0.063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01cm" table:end-y="0.501cm" draw:z-index="345" draw:name="Grafik 5" draw:style-name="gr1" draw:text-style-name="P1" svg:width="0.5cm" svg:height="0.5cm" svg:x="0.058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006cm" table:end-y="0.501cm" draw:z-index="346" draw:name="Grafik 5" draw:style-name="gr1" draw:text-style-name="P1" svg:width="0.5cm" svg:height="0.5cm" svg:x="0.054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cm" table:end-y="0.501cm" draw:z-index="403" draw:name="Grafik 3" draw:style-name="gr1" draw:text-style-name="P1" svg:width="0.35cm" svg:height="0.5cm" svg:x="0.05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396cm" table:end-y="0.501cm" draw:z-index="404" draw:name="Grafik 3" draw:style-name="gr1" draw:text-style-name="P1" svg:width="0.35cm" svg:height="0.5cm" svg:x="0.046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391cm" table:end-y="0.501cm" draw:z-index="405" draw:name="Grafik 3" draw:style-name="gr1" draw:text-style-name="P1" svg:width="0.35cm" svg:height="0.5cm" svg:x="0.041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537cm" table:end-y="0.501cm" draw:z-index="350" draw:name="Grafik 5" draw:style-name="gr1" draw:text-style-name="P1" svg:width="0.5cm" svg:height="0.5cm" svg:x="0.037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533cm" table:end-y="0.501cm" draw:z-index="352" draw:name="Grafik 5" draw:style-name="gr1" draw:text-style-name="P1" svg:width="0.5cm" svg:height="0.5cm" svg:x="0.033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528cm" table:end-y="0.501cm" draw:z-index="353" draw:name="Grafik 5" draw:style-name="gr1" draw:text-style-name="P1" svg:width="0.5cm" svg:height="0.5cm" svg:x="0.028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424cm" table:end-y="0.501cm" draw:z-index="297" draw:name="Grafik 7" draw:style-name="gr1" draw:text-style-name="P1" svg:width="0.4cm" svg:height="0.5cm" svg:x="0.024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2cm" table:end-y="0.501cm" draw:z-index="299" draw:name="Grafik 7" draw:style-name="gr1" draw:text-style-name="P1" svg:width="0.4cm" svg:height="0.5cm" svg:x="0.02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16cm" table:end-y="0.501cm" draw:z-index="300" draw:name="Grafik 7" draw:style-name="gr1" draw:text-style-name="P1" svg:width="0.4cm" svg:height="0.5cm" svg:x="0.016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11cm" table:end-y="0.501cm" draw:z-index="301" draw:name="Grafik 7" draw:style-name="gr1" draw:text-style-name="P1" svg:width="0.4cm" svg:height="0.5cm" svg:x="0.011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07cm" table:end-y="0.501cm" draw:z-index="302" draw:name="Grafik 7" draw:style-name="gr1" draw:text-style-name="P1" svg:width="0.4cm" svg:height="0.5cm" svg:x="0.007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03cm" table:end-y="0.501cm" draw:z-index="303" draw:name="Grafik 7" draw:style-name="gr1" draw:text-style-name="P1" svg:width="0.4cm" svg:height="0.5cm" svg:x="0.003cm" svg:y="0.001cm">
              <draw:image xlink:href="Pictures/100002010000002D0000003CCACD5E69.png" xlink:type="simple" xlink:show="embed" xlink:actuate="onLoad">
                <text:p/>
              </draw:image>
            </draw:frame>
            <draw:frame table:end-cell-address="Sheet1.W7" table:end-x="0.499cm" table:end-y="0.451cm" draw:z-index="387" draw:name="Grafik 4" draw:style-name="gr1" draw:text-style-name="P1" svg:width="0.5cm" svg:height="0.45cm" svg:x="0.547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94cm" table:end-y="0.451cm" draw:z-index="389" draw:name="Grafik 4" draw:style-name="gr1" draw:text-style-name="P1" svg:width="0.5cm" svg:height="0.45cm" svg:x="0.543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9cm" table:end-y="0.451cm" draw:z-index="390" draw:name="Grafik 4" draw:style-name="gr1" draw:text-style-name="P1" svg:width="0.5cm" svg:height="0.45cm" svg:x="0.538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387cm" table:end-y="0.501cm" draw:z-index="306" draw:name="Grafik 7" draw:style-name="gr1" draw:text-style-name="P1" svg:width="0.4cm" svg:height="0.5cm" svg:x="0.535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382cm" table:end-y="0.501cm" draw:z-index="308" draw:name="Grafik 7" draw:style-name="gr1" draw:text-style-name="P1" svg:width="0.4cm" svg:height="0.5cm" svg:x="0.531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378cm" table:end-y="0.501cm" draw:z-index="309" draw:name="Grafik 7" draw:style-name="gr1" draw:text-style-name="P1" svg:width="0.4cm" svg:height="0.5cm" svg:x="0.526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374cm" table:end-y="0.501cm" draw:z-index="310" draw:name="Grafik 7" draw:style-name="gr1" draw:text-style-name="P1" svg:width="0.4cm" svg:height="0.5cm" svg:x="0.522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37cm" table:end-y="0.501cm" draw:z-index="311" draw:name="Grafik 7" draw:style-name="gr1" draw:text-style-name="P1" svg:width="0.4cm" svg:height="0.5cm" svg:x="0.518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465cm" table:end-y="0.451cm" draw:z-index="395" draw:name="Grafik 4" draw:style-name="gr1" draw:text-style-name="P1" svg:width="0.5cm" svg:height="0.45cm" svg:x="0.514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461cm" table:end-y="0.501cm" draw:z-index="4" draw:name="Grafik 5" draw:style-name="gr1" draw:text-style-name="P1" svg:width="0.5cm" svg:height="0.5cm" svg:x="0.509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3:45</text:p>
          </table:table-cell>
          <table:table-cell office:value-type="float" office:value="50">
            <text:p>50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6">
            <text:p>6</text:p>
          </table:table-cell>
          <table:table-cell>
            <draw:frame table:end-cell-address="Sheet1.C8" table:end-x="0.434cm" table:end-y="0.501cm" draw:z-index="21" draw:name="Grafik 6" draw:style-name="gr1" draw:text-style-name="P1" svg:width="0.35cm" svg:height="0.5cm" svg:x="0.084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43cm" table:end-y="0.501cm" draw:z-index="312" draw:name="Grafik 6" draw:style-name="gr1" draw:text-style-name="P1" svg:width="0.35cm" svg:height="0.5cm" svg:x="0.08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476cm" table:end-y="0.501cm" draw:z-index="117" draw:name="Grafik 13" draw:style-name="gr1" draw:text-style-name="P1" svg:width="0.4cm" svg:height="0.5cm" svg:x="0.076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421cm" table:end-y="0.501cm" draw:z-index="314" draw:name="Grafik 6" draw:style-name="gr1" draw:text-style-name="P1" svg:width="0.35cm" svg:height="0.5cm" svg:x="0.071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019cm" table:end-y="0.501cm" draw:z-index="343" draw:name="Grafik 5" draw:style-name="gr1" draw:text-style-name="P1" svg:width="0.5cm" svg:height="0.5cm" svg:x="0.067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413cm" table:end-y="0.501cm" draw:z-index="400" draw:name="Grafik 3" draw:style-name="gr1" draw:text-style-name="P1" svg:width="0.35cm" svg:height="0.5cm" svg:x="0.063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408cm" table:end-y="0.501cm" draw:z-index="401" draw:name="Grafik 3" draw:style-name="gr1" draw:text-style-name="P1" svg:width="0.35cm" svg:height="0.5cm" svg:x="0.058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006cm" table:end-y="0.351cm" draw:z-index="92" draw:name="Grafik 14" draw:style-name="gr1" draw:text-style-name="P1" svg:width="0.5cm" svg:height="0.35cm" svg:x="0.054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55cm" table:end-y="0.501cm" draw:z-index="347" draw:name="Grafik 5" draw:style-name="gr1" draw:text-style-name="P1" svg:width="0.5cm" svg:height="0.5cm" svg:x="0.05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446cm" table:end-y="0.501cm" draw:z-index="292" draw:name="Grafik 7" draw:style-name="gr1" draw:text-style-name="P1" svg:width="0.4cm" svg:height="0.5cm" svg:x="0.046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M8" table:end-x="0.541cm" table:end-y="0.501cm" draw:z-index="349" draw:name="Grafik 5" draw:style-name="gr1" draw:text-style-name="P1" svg:width="0.5cm" svg:height="0.5cm" svg:x="0.041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387cm" table:end-y="0.501cm" draw:z-index="406" draw:name="Grafik 3" draw:style-name="gr1" draw:text-style-name="P1" svg:width="0.35cm" svg:height="0.5cm" svg:x="0.037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383cm" table:end-y="0.501cm" draw:z-index="407" draw:name="Grafik 3" draw:style-name="gr1" draw:text-style-name="P1" svg:width="0.35cm" svg:height="0.5cm" svg:x="0.033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428cm" table:end-y="0.501cm" draw:z-index="294" draw:name="Grafik 7" draw:style-name="gr1" draw:text-style-name="P1" svg:width="0.4cm" svg:height="0.5cm" svg:x="0.028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524cm" table:end-y="0.501cm" draw:z-index="351" draw:name="Grafik 5" draw:style-name="gr1" draw:text-style-name="P1" svg:width="0.5cm" svg:height="0.5cm" svg:x="0.024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37cm" table:end-y="0.501cm" draw:z-index="410" draw:name="Grafik 3" draw:style-name="gr1" draw:text-style-name="P1" svg:width="0.35cm" svg:height="0.5cm" svg:x="0.02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366cm" table:end-y="0.501cm" draw:z-index="243" draw:name="Grafik 9" draw:style-name="gr1" draw:text-style-name="P1" svg:width="0.35cm" svg:height="0.5cm" svg:x="0.016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511cm" table:end-y="0.501cm" draw:z-index="356" draw:name="Grafik 5" draw:style-name="gr1" draw:text-style-name="P1" svg:width="0.5cm" svg:height="0.5cm" svg:x="0.011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357cm" table:end-y="0.501cm" draw:z-index="245" draw:name="Grafik 9" draw:style-name="gr1" draw:text-style-name="P1" svg:width="0.35cm" svg:height="0.5cm" svg:x="0.007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399cm" table:end-y="0.501cm" draw:z-index="298" draw:name="Grafik 7" draw:style-name="gr1" draw:text-style-name="P1" svg:width="0.4cm" svg:height="0.5cm" svg:x="0.547cm" svg:y="0.001cm">
              <draw:image xlink:href="Pictures/100002010000002D0000003CCACD5E69.png" xlink:type="simple" xlink:show="embed" xlink:actuate="onLoad">
                <text:p/>
              </draw:image>
            </draw:frame>
            <draw:frame table:end-cell-address="Sheet1.V8" table:end-x="0.503cm" table:end-y="0.451cm" draw:z-index="379" draw:name="Grafik 4" draw:style-name="gr1" draw:text-style-name="P1" svg:width="0.5cm" svg:height="0.45cm" svg:x="0.003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94cm" table:end-y="0.501cm" draw:z-index="360" draw:name="Grafik 5" draw:style-name="gr1" draw:text-style-name="P1" svg:width="0.5cm" svg:height="0.5cm" svg:x="0.543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9cm" table:end-y="0.501cm" draw:z-index="362" draw:name="Grafik 5" draw:style-name="gr1" draw:text-style-name="P1" svg:width="0.5cm" svg:height="0.5cm" svg:x="0.538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87cm" table:end-y="0.501cm" draw:z-index="363" draw:name="Grafik 5" draw:style-name="gr1" draw:text-style-name="P1" svg:width="0.5cm" svg:height="0.5cm" svg:x="0.535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482cm" table:end-y="0.451cm" draw:z-index="391" draw:name="Grafik 4" draw:style-name="gr1" draw:text-style-name="P1" svg:width="0.5cm" svg:height="0.45cm" svg:x="0.531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478cm" table:end-y="0.451cm" draw:z-index="392" draw:name="Grafik 4" draw:style-name="gr1" draw:text-style-name="P1" svg:width="0.5cm" svg:height="0.45cm" svg:x="0.526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474cm" table:end-y="0.451cm" draw:z-index="393" draw:name="Grafik 4" draw:style-name="gr1" draw:text-style-name="P1" svg:width="0.5cm" svg:height="0.45cm" svg:x="0.522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47cm" table:end-y="0.451cm" draw:z-index="394" draw:name="Grafik 4" draw:style-name="gr1" draw:text-style-name="P1" svg:width="0.5cm" svg:height="0.45cm" svg:x="0.518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465cm" table:end-y="0.501cm" draw:z-index="367" draw:name="Grafik 5" draw:style-name="gr1" draw:text-style-name="P1" svg:width="0.5cm" svg:height="0.5cm" svg:x="0.514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311cm" table:end-y="0.501cm" draw:z-index="5" draw:name="Grafik 6" draw:style-name="gr1" draw:text-style-name="P1" svg:width="0.35cm" svg:height="0.5cm" svg:x="0.509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9:34</text:p>
          </table:table-cell>
          <table:table-cell office:value-type="float" office:value="49">
            <text:p>49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7">
            <text:p>7</text:p>
          </table:table-cell>
          <table:table-cell>
            <draw:frame table:end-cell-address="Sheet1.C9" table:end-x="0.534cm" table:end-y="0.5cm" draw:z-index="22" draw:name="Grafik 15" draw:style-name="gr1" draw:text-style-name="P1" svg:width="0.45cm" svg:height="0.5cm" svg:x="0.084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43cm" table:end-y="0.5cm" draw:z-index="228" draw:name="Grafik 9" draw:style-name="gr1" draw:text-style-name="P1" svg:width="0.35cm" svg:height="0.5cm" svg:x="0.08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426cm" table:end-y="0.5cm" draw:z-index="397" draw:name="Grafik 3" draw:style-name="gr1" draw:text-style-name="P1" svg:width="0.35cm" svg:height="0.5cm" svg:x="0.076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023cm" table:end-y="0.5cm" draw:z-index="342" draw:name="Grafik 5" draw:style-name="gr1" draw:text-style-name="P1" svg:width="0.5cm" svg:height="0.5cm" svg:x="0.071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019cm" table:end-y="0.35cm" draw:z-index="91" draw:name="Grafik 14" draw:style-name="gr1" draw:text-style-name="P1" svg:width="0.5cm" svg:height="0.35cm" svg:x="0.067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014cm" table:end-y="0.35cm" draw:z-index="93" draw:name="Grafik 14" draw:style-name="gr1" draw:text-style-name="P1" svg:width="0.5cm" svg:height="0.35cm" svg:x="0.063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01cm" table:end-y="0.35cm" draw:z-index="94" draw:name="Grafik 14" draw:style-name="gr1" draw:text-style-name="P1" svg:width="0.5cm" svg:height="0.35cm" svg:x="0.058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454cm" table:end-y="0.5cm" draw:z-index="290" draw:name="Grafik 7" draw:style-name="gr1" draw:text-style-name="P1" svg:width="0.4cm" svg:height="0.5cm" svg:x="0.054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45cm" table:end-y="0.5cm" draw:z-index="291" draw:name="Grafik 7" draw:style-name="gr1" draw:text-style-name="P1" svg:width="0.4cm" svg:height="0.5cm" svg:x="0.05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546cm" table:end-y="0.5cm" draw:z-index="348" draw:name="Grafik 5" draw:style-name="gr1" draw:text-style-name="P1" svg:width="0.5cm" svg:height="0.5cm" svg:x="0.046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41cm" table:end-y="0.5cm" draw:z-index="293" draw:name="Grafik 7" draw:style-name="gr1" draw:text-style-name="P1" svg:width="0.4cm" svg:height="0.5cm" svg:x="0.041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437cm" table:end-y="0.5cm" draw:z-index="295" draw:name="Grafik 7" draw:style-name="gr1" draw:text-style-name="P1" svg:width="0.4cm" svg:height="0.5cm" svg:x="0.037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33cm" table:end-y="0.5cm" draw:z-index="296" draw:name="Grafik 7" draw:style-name="gr1" draw:text-style-name="P1" svg:width="0.4cm" svg:height="0.5cm" svg:x="0.033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378cm" table:end-y="0.5cm" draw:z-index="408" draw:name="Grafik 3" draw:style-name="gr1" draw:text-style-name="P1" svg:width="0.35cm" svg:height="0.5cm" svg:x="0.028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374cm" table:end-y="0.5cm" draw:z-index="409" draw:name="Grafik 3" draw:style-name="gr1" draw:text-style-name="P1" svg:width="0.35cm" svg:height="0.5cm" svg:x="0.024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52cm" table:end-y="0.5cm" draw:z-index="354" draw:name="Grafik 5" draw:style-name="gr1" draw:text-style-name="P1" svg:width="0.5cm" svg:height="0.5cm" svg:x="0.02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366cm" table:end-y="0.5cm" draw:z-index="411" draw:name="Grafik 3" draw:style-name="gr1" draw:text-style-name="P1" svg:width="0.35cm" svg:height="0.5cm" svg:x="0.016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361cm" table:end-y="0.5cm" draw:z-index="244" draw:name="Grafik 9" draw:style-name="gr1" draw:text-style-name="P1" svg:width="0.35cm" svg:height="0.5cm" svg:x="0.011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357cm" table:end-y="0.5cm" draw:z-index="413" draw:name="Grafik 3" draw:style-name="gr1" draw:text-style-name="P1" svg:width="0.35cm" svg:height="0.5cm" svg:x="0.007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503cm" table:end-y="0.5cm" draw:z-index="358" draw:name="Grafik 5" draw:style-name="gr1" draw:text-style-name="P1" svg:width="0.5cm" svg:height="0.5cm" svg:x="0.003cm" svg:y="0cm">
              <draw:image xlink:href="Pictures/100002010000003C0000003C4FB155EB.png" xlink:type="simple" xlink:show="embed" xlink:actuate="onLoad">
                <text:p/>
              </draw:image>
            </draw:frame>
            <draw:frame table:end-cell-address="Sheet1.W9" table:end-x="0.499cm" table:end-y="0.5cm" draw:z-index="359" draw:name="Grafik 5" draw:style-name="gr1" draw:text-style-name="P1" svg:width="0.5cm" svg:height="0.5cm" svg:x="0.547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344cm" table:end-y="0.5cm" draw:z-index="248" draw:name="Grafik 9" draw:style-name="gr1" draw:text-style-name="P1" svg:width="0.35cm" svg:height="0.5cm" svg:x="0.543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39cm" table:end-y="0.5cm" draw:z-index="305" draw:name="Grafik 7" draw:style-name="gr1" draw:text-style-name="P1" svg:width="0.4cm" svg:height="0.5cm" svg:x="0.538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487cm" table:end-y="0.45cm" draw:z-index="388" draw:name="Grafik 4" draw:style-name="gr1" draw:text-style-name="P1" svg:width="0.5cm" svg:height="0.45cm" svg:x="0.535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482cm" table:end-y="0.5cm" draw:z-index="361" draw:name="Grafik 5" draw:style-name="gr1" draw:text-style-name="P1" svg:width="0.5cm" svg:height="0.5cm" svg:x="0.531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478cm" table:end-y="0.5cm" draw:z-index="364" draw:name="Grafik 5" draw:style-name="gr1" draw:text-style-name="P1" svg:width="0.5cm" svg:height="0.5cm" svg:x="0.526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474cm" table:end-y="0.5cm" draw:z-index="365" draw:name="Grafik 5" draw:style-name="gr1" draw:text-style-name="P1" svg:width="0.5cm" svg:height="0.5cm" svg:x="0.522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47cm" table:end-y="0.5cm" draw:z-index="366" draw:name="Grafik 5" draw:style-name="gr1" draw:text-style-name="P1" svg:width="0.5cm" svg:height="0.5cm" svg:x="0.518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AE9" table:end-x="0.365cm" table:end-y="0.5cm" draw:z-index="307" draw:name="Grafik 7" draw:style-name="gr1" draw:text-style-name="P1" svg:width="0.4cm" svg:height="0.5cm" svg:x="0.514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AF9" table:end-x="0.361cm" table:end-y="0.5cm" draw:z-index="6" draw:name="Grafik 7" draw:style-name="gr1" draw:text-style-name="P1" svg:width="0.4cm" svg:height="0.5cm" svg:x="0.509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7:36</text:p>
          </table:table-cell>
          <table:table-cell office:value-type="float" office:value="47">
            <text:p>47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8">
            <text:p>8</text:p>
          </table:table-cell>
          <table:table-cell>
            <draw:frame table:end-cell-address="Sheet1.D10" table:end-x="0.036cm" table:end-y="0.5cm" draw:z-index="23" draw:name="Grafik 11" draw:style-name="gr1" draw:text-style-name="P1" svg:width="0.5cm" svg:height="0.5cm" svg:x="0.084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032cm" table:end-y="0.35cm" draw:z-index="88" draw:name="Grafik 14" draw:style-name="gr1" draw:text-style-name="P1" svg:width="0.5cm" svg:height="0.35cm" svg:x="0.08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027cm" table:end-y="0.5cm" draw:z-index="341" draw:name="Grafik 5" draw:style-name="gr1" draw:text-style-name="P1" svg:width="0.5cm" svg:height="0.5cm" svg:x="0.076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023cm" table:end-y="0.35cm" draw:z-index="90" draw:name="Grafik 14" draw:style-name="gr1" draw:text-style-name="P1" svg:width="0.5cm" svg:height="0.35cm" svg:x="0.071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467cm" table:end-y="0.5cm" draw:z-index="119" draw:name="Grafik 13" draw:style-name="gr1" draw:text-style-name="P1" svg:width="0.4cm" svg:height="0.5cm" svg:x="0.067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463cm" table:end-y="0.5cm" draw:z-index="120" draw:name="Grafik 13" draw:style-name="gr1" draw:text-style-name="P1" svg:width="0.4cm" svg:height="0.5cm" svg:x="0.063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458cm" table:end-y="0.5cm" draw:z-index="289" draw:name="Grafik 7" draw:style-name="gr1" draw:text-style-name="P1" svg:width="0.4cm" svg:height="0.5cm" svg:x="0.058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404cm" table:end-y="0.5cm" draw:z-index="402" draw:name="Grafik 3" draw:style-name="gr1" draw:text-style-name="P1" svg:width="0.35cm" svg:height="0.5cm" svg:x="0.054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55cm" table:end-y="0.35cm" draw:z-index="95" draw:name="Grafik 14" draw:style-name="gr1" draw:text-style-name="P1" svg:width="0.5cm" svg:height="0.35cm" svg:x="0.05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546cm" table:end-y="0.35cm" draw:z-index="96" draw:name="Grafik 14" draw:style-name="gr1" draw:text-style-name="P1" svg:width="0.5cm" svg:height="0.35cm" svg:x="0.046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391cm" table:end-y="0.5cm" draw:z-index="237" draw:name="Grafik 9" draw:style-name="gr1" draw:text-style-name="P1" svg:width="0.35cm" svg:height="0.5cm" svg:x="0.041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537cm" table:end-y="0.5cm" draw:z-index="266" draw:name="Grafik 8" draw:style-name="gr1" draw:text-style-name="P1" svg:width="0.5cm" svg:height="0.5cm" svg:x="0.037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383cm" table:end-y="0.5cm" draw:z-index="239" draw:name="Grafik 9" draw:style-name="gr1" draw:text-style-name="P1" svg:width="0.35cm" svg:height="0.5cm" svg:x="0.033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528cm" table:end-y="0.35cm" draw:z-index="100" draw:name="Grafik 14" draw:style-name="gr1" draw:text-style-name="P1" svg:width="0.5cm" svg:height="0.35cm" svg:x="0.028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374cm" table:end-y="0.5cm" draw:z-index="241" draw:name="Grafik 9" draw:style-name="gr1" draw:text-style-name="P1" svg:width="0.35cm" svg:height="0.5cm" svg:x="0.024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37cm" table:end-y="0.5cm" draw:z-index="242" draw:name="Grafik 9" draw:style-name="gr1" draw:text-style-name="P1" svg:width="0.35cm" svg:height="0.5cm" svg:x="0.02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516cm" table:end-y="0.5cm" draw:z-index="355" draw:name="Grafik 5" draw:style-name="gr1" draw:text-style-name="P1" svg:width="0.5cm" svg:height="0.5cm" svg:x="0.016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361cm" table:end-y="0.5cm" draw:z-index="412" draw:name="Grafik 3" draw:style-name="gr1" draw:text-style-name="P1" svg:width="0.35cm" svg:height="0.5cm" svg:x="0.011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507cm" table:end-y="0.5cm" draw:z-index="357" draw:name="Grafik 5" draw:style-name="gr1" draw:text-style-name="P1" svg:width="0.5cm" svg:height="0.5cm" svg:x="0.007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353cm" table:end-y="0.5cm" draw:z-index="246" draw:name="Grafik 9" draw:style-name="gr1" draw:text-style-name="P1" svg:width="0.35cm" svg:height="0.5cm" svg:x="0.003cm" svg:y="0cm">
              <draw:image xlink:href="Pictures/10000201000000200000003C89F555A1.png" xlink:type="simple" xlink:show="embed" xlink:actuate="onLoad">
                <text:p/>
              </draw:image>
            </draw:frame>
            <draw:frame table:end-cell-address="Sheet1.W10" table:end-x="0.349cm" table:end-y="0.5cm" draw:z-index="247" draw:name="Grafik 9" draw:style-name="gr1" draw:text-style-name="P1" svg:width="0.35cm" svg:height="0.5cm" svg:x="0.547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394cm" table:end-y="0.5cm" draw:z-index="304" draw:name="Grafik 7" draw:style-name="gr1" draw:text-style-name="P1" svg:width="0.4cm" svg:height="0.5cm" svg:x="0.543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34cm" table:end-y="0.5cm" draw:z-index="249" draw:name="Grafik 9" draw:style-name="gr1" draw:text-style-name="P1" svg:width="0.35cm" svg:height="0.5cm" svg:x="0.538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337cm" table:end-y="0.5cm" draw:z-index="250" draw:name="Grafik 9" draw:style-name="gr1" draw:text-style-name="P1" svg:width="0.35cm" svg:height="0.5cm" svg:x="0.535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332cm" table:end-y="0.5cm" draw:z-index="251" draw:name="Grafik 9" draw:style-name="gr1" draw:text-style-name="P1" svg:width="0.35cm" svg:height="0.5cm" svg:x="0.531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328cm" table:end-y="0.5cm" draw:z-index="253" draw:name="Grafik 9" draw:style-name="gr1" draw:text-style-name="P1" svg:width="0.35cm" svg:height="0.5cm" svg:x="0.526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324cm" table:end-y="0.5cm" draw:z-index="254" draw:name="Grafik 9" draw:style-name="gr1" draw:text-style-name="P1" svg:width="0.35cm" svg:height="0.5cm" svg:x="0.522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47cm" table:end-y="0.5cm" draw:z-index="282" draw:name="Grafik 8" draw:style-name="gr1" draw:text-style-name="P1" svg:width="0.5cm" svg:height="0.5cm" svg:x="0.518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AE10" table:end-x="0.315cm" table:end-y="0.5cm" draw:z-index="255" draw:name="Grafik 9" draw:style-name="gr1" draw:text-style-name="P1" svg:width="0.35cm" svg:height="0.5cm" svg:x="0.514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461cm" table:end-y="0.5cm" draw:z-index="7" draw:name="Grafik 8" draw:style-name="gr1" draw:text-style-name="P1" svg:width="0.5cm" svg:height="0.5cm" svg:x="0.509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4:42</text:p>
          </table:table-cell>
          <table:table-cell office:value-type="float" office:value="43">
            <text:p>43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9">
            <text:p>9</text:p>
          </table:table-cell>
          <table:table-cell>
            <draw:frame table:end-cell-address="Sheet1.C11" table:end-x="0.484cm" table:end-y="0.501cm" draw:z-index="24" draw:name="Grafik 13" draw:style-name="gr1" draw:text-style-name="P1" svg:width="0.4cm" svg:height="0.5cm" svg:x="0.084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032cm" table:end-y="0.501cm" draw:z-index="172" draw:name="Grafik 11" draw:style-name="gr1" draw:text-style-name="P1" svg:width="0.5cm" svg:height="0.5cm" svg:x="0.08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426cm" table:end-y="0.501cm" draw:z-index="229" draw:name="Grafik 9" draw:style-name="gr1" draw:text-style-name="P1" svg:width="0.35cm" svg:height="0.5cm" svg:x="0.076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023cm" table:end-y="0.501cm" draw:z-index="174" draw:name="Grafik 11" draw:style-name="gr1" draw:text-style-name="P1" svg:width="0.5cm" svg:height="0.5cm" svg:x="0.071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019cm" table:end-y="0.501cm" draw:z-index="175" draw:name="Grafik 11" draw:style-name="gr1" draw:text-style-name="P1" svg:width="0.5cm" svg:height="0.5cm" svg:x="0.067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463cm" table:end-y="0.501cm" draw:z-index="288" draw:name="Grafik 7" draw:style-name="gr1" draw:text-style-name="P1" svg:width="0.4cm" svg:height="0.5cm" svg:x="0.063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458cm" table:end-y="0.501cm" draw:z-index="121" draw:name="Grafik 13" draw:style-name="gr1" draw:text-style-name="P1" svg:width="0.4cm" svg:height="0.5cm" svg:x="0.058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454cm" table:end-y="0.501cm" draw:z-index="122" draw:name="Grafik 13" draw:style-name="gr1" draw:text-style-name="P1" svg:width="0.4cm" svg:height="0.5cm" svg:x="0.054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4cm" table:end-y="0.501cm" draw:z-index="235" draw:name="Grafik 9" draw:style-name="gr1" draw:text-style-name="P1" svg:width="0.35cm" svg:height="0.5cm" svg:x="0.05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46cm" table:end-y="0.501cm" draw:z-index="124" draw:name="Grafik 13" draw:style-name="gr1" draw:text-style-name="P1" svg:width="0.4cm" svg:height="0.5cm" svg:x="0.046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541cm" table:end-y="0.501cm" draw:z-index="265" draw:name="Grafik 8" draw:style-name="gr1" draw:text-style-name="P1" svg:width="0.5cm" svg:height="0.5cm" svg:x="0.041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537cm" table:end-y="0.351cm" draw:z-index="98" draw:name="Grafik 14" draw:style-name="gr1" draw:text-style-name="P1" svg:width="0.5cm" svg:height="0.35cm" svg:x="0.037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533cm" table:end-y="0.501cm" draw:z-index="155" draw:name="Grafik 12" draw:style-name="gr1" draw:text-style-name="P1" svg:width="0.5cm" svg:height="0.5cm" svg:x="0.033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378cm" table:end-y="0.501cm" draw:z-index="240" draw:name="Grafik 9" draw:style-name="gr1" draw:text-style-name="P1" svg:width="0.35cm" svg:height="0.5cm" svg:x="0.028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424cm" table:end-y="0.501cm" draw:z-index="127" draw:name="Grafik 13" draw:style-name="gr1" draw:text-style-name="P1" svg:width="0.4cm" svg:height="0.5cm" svg:x="0.024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42cm" table:end-y="0.501cm" draw:z-index="130" draw:name="Grafik 13" draw:style-name="gr1" draw:text-style-name="P1" svg:width="0.4cm" svg:height="0.5cm" svg:x="0.02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516cm" table:end-y="0.501cm" draw:z-index="271" draw:name="Grafik 8" draw:style-name="gr1" draw:text-style-name="P1" svg:width="0.5cm" svg:height="0.5cm" svg:x="0.016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511cm" table:end-y="0.501cm" draw:z-index="272" draw:name="Grafik 8" draw:style-name="gr1" draw:text-style-name="P1" svg:width="0.5cm" svg:height="0.5cm" svg:x="0.011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407cm" table:end-y="0.501cm" draw:z-index="133" draw:name="Grafik 13" draw:style-name="gr1" draw:text-style-name="P1" svg:width="0.4cm" svg:height="0.5cm" svg:x="0.007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403cm" table:end-y="0.501cm" draw:z-index="134" draw:name="Grafik 13" draw:style-name="gr1" draw:text-style-name="P1" svg:width="0.4cm" svg:height="0.5cm" svg:x="0.003cm" svg:y="0.001cm">
              <draw:image xlink:href="Pictures/100002010000002E0000003CED605545.png" xlink:type="simple" xlink:show="embed" xlink:actuate="onLoad">
                <text:p/>
              </draw:image>
            </draw:frame>
            <draw:frame table:end-cell-address="Sheet1.W11" table:end-x="0.499cm" table:end-y="0.501cm" draw:z-index="275" draw:name="Grafik 8" draw:style-name="gr1" draw:text-style-name="P1" svg:width="0.5cm" svg:height="0.5cm" svg:x="0.547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94cm" table:end-y="0.501cm" draw:z-index="164" draw:name="Grafik 12" draw:style-name="gr1" draw:text-style-name="P1" svg:width="0.5cm" svg:height="0.5cm" svg:x="0.543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9cm" table:end-y="0.501cm" draw:z-index="165" draw:name="Grafik 12" draw:style-name="gr1" draw:text-style-name="P1" svg:width="0.5cm" svg:height="0.5cm" svg:x="0.538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487cm" table:end-y="0.501cm" draw:z-index="278" draw:name="Grafik 8" draw:style-name="gr1" draw:text-style-name="P1" svg:width="0.5cm" svg:height="0.5cm" svg:x="0.535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482cm" table:end-y="0.501cm" draw:z-index="279" draw:name="Grafik 8" draw:style-name="gr1" draw:text-style-name="P1" svg:width="0.5cm" svg:height="0.5cm" svg:x="0.531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478cm" table:end-y="0.501cm" draw:z-index="280" draw:name="Grafik 8" draw:style-name="gr1" draw:text-style-name="P1" svg:width="0.5cm" svg:height="0.5cm" svg:x="0.526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474cm" table:end-y="0.501cm" draw:z-index="281" draw:name="Grafik 8" draw:style-name="gr1" draw:text-style-name="P1" svg:width="0.5cm" svg:height="0.5cm" svg:x="0.522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32cm" table:end-y="0.501cm" draw:z-index="252" draw:name="Grafik 9" draw:style-name="gr1" draw:text-style-name="P1" svg:width="0.35cm" svg:height="0.5cm" svg:x="0.518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465cm" table:end-y="0.501cm" draw:z-index="283" draw:name="Grafik 8" draw:style-name="gr1" draw:text-style-name="P1" svg:width="0.5cm" svg:height="0.5cm" svg:x="0.514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311cm" table:end-y="0.501cm" draw:z-index="8" draw:name="Grafik 9" draw:style-name="gr1" draw:text-style-name="P1" svg:width="0.35cm" svg:height="0.5cm" svg:x="0.509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3:43</text:p>
          </table:table-cell>
          <table:table-cell office:value-type="float" office:value="42">
            <text:p>42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0">
            <text:p>10</text:p>
          </table:table-cell>
          <table:table-cell>
            <draw:frame table:end-cell-address="Sheet1.C12" table:end-x="0.484cm" table:end-y="0.5cm" draw:z-index="25" draw:name="Grafik 7" draw:style-name="gr1" draw:text-style-name="P1" svg:width="0.4cm" svg:height="0.5cm" svg:x="0.084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D12" table:end-x="0.53cm" table:end-y="0.5cm" draw:z-index="60" draw:name="Grafik 15" draw:style-name="gr1" draw:text-style-name="P1" svg:width="0.45cm" svg:height="0.5cm" svg:x="0.08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027cm" table:end-y="0.35cm" draw:z-index="89" draw:name="Grafik 14" draw:style-name="gr1" draw:text-style-name="P1" svg:width="0.5cm" svg:height="0.35cm" svg:x="0.076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471cm" table:end-y="0.5cm" draw:z-index="286" draw:name="Grafik 7" draw:style-name="gr1" draw:text-style-name="P1" svg:width="0.4cm" svg:height="0.5cm" svg:x="0.071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019cm" table:end-y="0.5cm" draw:z-index="259" draw:name="Grafik 8" draw:style-name="gr1" draw:text-style-name="P1" svg:width="0.5cm" svg:height="0.5cm" svg:x="0.067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413cm" table:end-y="0.5cm" draw:z-index="232" draw:name="Grafik 9" draw:style-name="gr1" draw:text-style-name="P1" svg:width="0.35cm" svg:height="0.5cm" svg:x="0.063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408cm" table:end-y="0.5cm" draw:z-index="233" draw:name="Grafik 9" draw:style-name="gr1" draw:text-style-name="P1" svg:width="0.35cm" svg:height="0.5cm" svg:x="0.058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J12" table:end-x="0.404cm" table:end-y="0.5cm" draw:z-index="234" draw:name="Grafik 9" draw:style-name="gr1" draw:text-style-name="P1" svg:width="0.35cm" svg:height="0.5cm" svg:x="0.054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55cm" table:end-y="0.5cm" draw:z-index="151" draw:name="Grafik 12" draw:style-name="gr1" draw:text-style-name="P1" svg:width="0.5cm" svg:height="0.5cm" svg:x="0.05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396cm" table:end-y="0.5cm" draw:z-index="236" draw:name="Grafik 9" draw:style-name="gr1" draw:text-style-name="P1" svg:width="0.35cm" svg:height="0.5cm" svg:x="0.046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541cm" table:end-y="0.35cm" draw:z-index="97" draw:name="Grafik 14" draw:style-name="gr1" draw:text-style-name="P1" svg:width="0.5cm" svg:height="0.35cm" svg:x="0.041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387cm" table:end-y="0.5cm" draw:z-index="238" draw:name="Grafik 9" draw:style-name="gr1" draw:text-style-name="P1" svg:width="0.35cm" svg:height="0.5cm" svg:x="0.037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O12" table:end-x="0.533cm" table:end-y="0.5cm" draw:z-index="267" draw:name="Grafik 8" draw:style-name="gr1" draw:text-style-name="P1" svg:width="0.5cm" svg:height="0.5cm" svg:x="0.033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528cm" table:end-y="0.5cm" draw:z-index="156" draw:name="Grafik 12" draw:style-name="gr1" draw:text-style-name="P1" svg:width="0.5cm" svg:height="0.5cm" svg:x="0.028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524cm" table:end-y="0.35cm" draw:z-index="101" draw:name="Grafik 14" draw:style-name="gr1" draw:text-style-name="P1" svg:width="0.5cm" svg:height="0.35cm" svg:x="0.024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52cm" table:end-y="0.5cm" draw:z-index="270" draw:name="Grafik 8" draw:style-name="gr1" draw:text-style-name="P1" svg:width="0.5cm" svg:height="0.5cm" svg:x="0.02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416cm" table:end-y="0.5cm" draw:z-index="131" draw:name="Grafik 13" draw:style-name="gr1" draw:text-style-name="P1" svg:width="0.4cm" svg:height="0.5cm" svg:x="0.016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T12" table:end-x="0.411cm" table:end-y="0.5cm" draw:z-index="132" draw:name="Grafik 13" draw:style-name="gr1" draw:text-style-name="P1" svg:width="0.4cm" svg:height="0.5cm" svg:x="0.011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507cm" table:end-y="0.5cm" draw:z-index="273" draw:name="Grafik 8" draw:style-name="gr1" draw:text-style-name="P1" svg:width="0.5cm" svg:height="0.5cm" svg:x="0.007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499cm" table:end-y="0.5cm" draw:z-index="163" draw:name="Grafik 12" draw:style-name="gr1" draw:text-style-name="P1" svg:width="0.5cm" svg:height="0.5cm" svg:x="0.547cm" svg:y="0cm">
              <draw:image xlink:href="Pictures/100002010000003C0000003C7E2E9010.png" xlink:type="simple" xlink:show="embed" xlink:actuate="onLoad">
                <text:p/>
              </draw:image>
            </draw:frame>
            <draw:frame table:end-cell-address="Sheet1.V12" table:end-x="0.503cm" table:end-y="0.5cm" draw:z-index="274" draw:name="Grafik 8" draw:style-name="gr1" draw:text-style-name="P1" svg:width="0.5cm" svg:height="0.5cm" svg:x="0.003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494cm" table:end-y="0.5cm" draw:z-index="276" draw:name="Grafik 8" draw:style-name="gr1" draw:text-style-name="P1" svg:width="0.5cm" svg:height="0.5cm" svg:x="0.543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49cm" table:end-y="0.5cm" draw:z-index="277" draw:name="Grafik 8" draw:style-name="gr1" draw:text-style-name="P1" svg:width="0.5cm" svg:height="0.5cm" svg:x="0.538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487cm" table:end-y="0.5cm" draw:z-index="166" draw:name="Grafik 12" draw:style-name="gr1" draw:text-style-name="P1" svg:width="0.5cm" svg:height="0.5cm" svg:x="0.535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482cm" table:end-y="0.5cm" draw:z-index="223" draw:name="Grafik 10" draw:style-name="gr1" draw:text-style-name="P1" svg:width="0.5cm" svg:height="0.5cm" svg:x="0.531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478cm" table:end-y="0.5cm" draw:z-index="224" draw:name="Grafik 10" draw:style-name="gr1" draw:text-style-name="P1" svg:width="0.5cm" svg:height="0.5cm" svg:x="0.526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474cm" table:end-y="0.5cm" draw:z-index="225" draw:name="Grafik 10" draw:style-name="gr1" draw:text-style-name="P1" svg:width="0.5cm" svg:height="0.5cm" svg:x="0.522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AD12" table:end-x="0.47cm" table:end-y="0.5cm" draw:z-index="226" draw:name="Grafik 10" draw:style-name="gr1" draw:text-style-name="P1" svg:width="0.5cm" svg:height="0.5cm" svg:x="0.518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AE12" table:end-x="0.465cm" table:end-y="0.5cm" draw:z-index="227" draw:name="Grafik 10" draw:style-name="gr1" draw:text-style-name="P1" svg:width="0.5cm" svg:height="0.5cm" svg:x="0.514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461cm" table:end-y="0.5cm" draw:z-index="9" draw:name="Grafik 10" draw:style-name="gr1" draw:text-style-name="P1" svg:width="0.5cm" svg:height="0.5cm" svg:x="0.509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3:33</text:p>
          </table:table-cell>
          <table:table-cell office:value-type="float" office:value="40">
            <text:p>40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1">
            <text:p>11</text:p>
          </table:table-cell>
          <table:table-cell>
            <draw:frame table:end-cell-address="Sheet1.D13" table:end-x="0.036cm" table:end-y="0.5cm" draw:z-index="26" draw:name="Grafik 5" draw:style-name="gr1" draw:text-style-name="P1" svg:width="0.5cm" svg:height="0.5cm" svg:x="0.084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D13" table:end-x="0.48cm" table:end-y="0.5cm" draw:z-index="284" draw:name="Grafik 7" draw:style-name="gr1" draw:text-style-name="P1" svg:width="0.4cm" svg:height="0.5cm" svg:x="0.08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476cm" table:end-y="0.5cm" draw:z-index="285" draw:name="Grafik 7" draw:style-name="gr1" draw:text-style-name="P1" svg:width="0.4cm" svg:height="0.5cm" svg:x="0.076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421cm" table:end-y="0.5cm" draw:z-index="230" draw:name="Grafik 9" draw:style-name="gr1" draw:text-style-name="P1" svg:width="0.35cm" svg:height="0.5cm" svg:x="0.071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G13" table:end-x="0.467cm" table:end-y="0.5cm" draw:z-index="287" draw:name="Grafik 7" draw:style-name="gr1" draw:text-style-name="P1" svg:width="0.4cm" svg:height="0.5cm" svg:x="0.067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014cm" table:end-y="0.5cm" draw:z-index="148" draw:name="Grafik 12" draw:style-name="gr1" draw:text-style-name="P1" svg:width="0.5cm" svg:height="0.5cm" svg:x="0.063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01cm" table:end-y="0.5cm" draw:z-index="149" draw:name="Grafik 12" draw:style-name="gr1" draw:text-style-name="P1" svg:width="0.5cm" svg:height="0.5cm" svg:x="0.058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006cm" table:end-y="0.5cm" draw:z-index="262" draw:name="Grafik 8" draw:style-name="gr1" draw:text-style-name="P1" svg:width="0.5cm" svg:height="0.5cm" svg:x="0.054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45cm" table:end-y="0.5cm" draw:z-index="123" draw:name="Grafik 13" draw:style-name="gr1" draw:text-style-name="P1" svg:width="0.4cm" svg:height="0.5cm" svg:x="0.05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546cm" table:end-y="0.5cm" draw:z-index="264" draw:name="Grafik 8" draw:style-name="gr1" draw:text-style-name="P1" svg:width="0.5cm" svg:height="0.5cm" svg:x="0.046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441cm" table:end-y="0.5cm" draw:z-index="125" draw:name="Grafik 13" draw:style-name="gr1" draw:text-style-name="P1" svg:width="0.4cm" svg:height="0.5cm" svg:x="0.041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537cm" table:end-y="0.5cm" draw:z-index="154" draw:name="Grafik 12" draw:style-name="gr1" draw:text-style-name="P1" svg:width="0.5cm" svg:height="0.5cm" svg:x="0.037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533cm" table:end-y="0.35cm" draw:z-index="99" draw:name="Grafik 14" draw:style-name="gr1" draw:text-style-name="P1" svg:width="0.5cm" svg:height="0.35cm" svg:x="0.033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528cm" table:end-y="0.5cm" draw:z-index="268" draw:name="Grafik 8" draw:style-name="gr1" draw:text-style-name="P1" svg:width="0.5cm" svg:height="0.5cm" svg:x="0.028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524cm" table:end-y="0.5cm" draw:z-index="157" draw:name="Grafik 12" draw:style-name="gr1" draw:text-style-name="P1" svg:width="0.5cm" svg:height="0.5cm" svg:x="0.024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52cm" table:end-y="0.35cm" draw:z-index="102" draw:name="Grafik 14" draw:style-name="gr1" draw:text-style-name="P1" svg:width="0.5cm" svg:height="0.35cm" svg:x="0.02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516cm" table:end-y="0.5cm" draw:z-index="159" draw:name="Grafik 12" draw:style-name="gr1" draw:text-style-name="P1" svg:width="0.5cm" svg:height="0.5cm" svg:x="0.016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511cm" table:end-y="0.35cm" draw:z-index="104" draw:name="Grafik 14" draw:style-name="gr1" draw:text-style-name="P1" svg:width="0.5cm" svg:height="0.35cm" svg:x="0.011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U13" table:end-x="0.507cm" table:end-y="0.5cm" draw:z-index="161" draw:name="Grafik 12" draw:style-name="gr1" draw:text-style-name="P1" svg:width="0.5cm" svg:height="0.5cm" svg:x="0.007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W13" table:end-x="0.399cm" table:end-y="0.5cm" draw:z-index="135" draw:name="Grafik 13" draw:style-name="gr1" draw:text-style-name="P1" svg:width="0.4cm" svg:height="0.5cm" svg:x="0.547cm" svg:y="0cm">
              <draw:image xlink:href="Pictures/100002010000002E0000003CED605545.png" xlink:type="simple" xlink:show="embed" xlink:actuate="onLoad">
                <text:p/>
              </draw:image>
            </draw:frame>
            <draw:frame table:end-cell-address="Sheet1.V13" table:end-x="0.503cm" table:end-y="0.5cm" draw:z-index="162" draw:name="Grafik 12" draw:style-name="gr1" draw:text-style-name="P1" svg:width="0.5cm" svg:height="0.5cm" svg:x="0.003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394cm" table:end-y="0.5cm" draw:z-index="137" draw:name="Grafik 13" draw:style-name="gr1" draw:text-style-name="P1" svg:width="0.4cm" svg:height="0.5cm" svg:x="0.543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39cm" table:end-y="0.5cm" draw:z-index="138" draw:name="Grafik 13" draw:style-name="gr1" draw:text-style-name="P1" svg:width="0.4cm" svg:height="0.5cm" svg:x="0.538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487cm" table:end-y="0.5cm" draw:z-index="222" draw:name="Grafik 10" draw:style-name="gr1" draw:text-style-name="P1" svg:width="0.5cm" svg:height="0.5cm" svg:x="0.535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AA13" table:end-x="0.482cm" table:end-y="0.5cm" draw:z-index="167" draw:name="Grafik 12" draw:style-name="gr1" draw:text-style-name="P1" svg:width="0.5cm" svg:height="0.5cm" svg:x="0.531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478cm" table:end-y="0.5cm" draw:z-index="168" draw:name="Grafik 12" draw:style-name="gr1" draw:text-style-name="P1" svg:width="0.5cm" svg:height="0.5cm" svg:x="0.526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474cm" table:end-y="0.5cm" draw:z-index="197" draw:name="Grafik 11" draw:style-name="gr1" draw:text-style-name="P1" svg:width="0.5cm" svg:height="0.5cm" svg:x="0.522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AD13" table:end-x="0.47cm" table:end-y="0.5cm" draw:z-index="198" draw:name="Grafik 11" draw:style-name="gr1" draw:text-style-name="P1" svg:width="0.5cm" svg:height="0.5cm" svg:x="0.518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AE13" table:end-x="0.465cm" table:end-y="0.5cm" draw:z-index="199" draw:name="Grafik 11" draw:style-name="gr1" draw:text-style-name="P1" svg:width="0.5cm" svg:height="0.5cm" svg:x="0.514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AF13" table:end-x="0.461cm" table:end-y="0.5cm" draw:z-index="10" draw:name="Grafik 11" draw:style-name="gr1" draw:text-style-name="P1" svg:width="0.5cm" svg:height="0.5cm" svg:x="0.509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60</text:p>
          </table:table-cell>
          <table:table-cell office:value-type="float" office:value="33">
            <text:p>33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2">
            <text:p>12</text:p>
          </table:table-cell>
          <table:table-cell>
            <draw:frame table:end-cell-address="Sheet1.D14" table:end-x="0.036cm" table:end-y="0.501cm" draw:z-index="27" draw:name="Grafik 10" draw:style-name="gr1" draw:text-style-name="P1" svg:width="0.5cm" svg:height="0.5cm" svg:x="0.084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032cm" table:end-y="0.501cm" draw:z-index="340" draw:name="Grafik 5" draw:style-name="gr1" draw:text-style-name="P1" svg:width="0.5cm" svg:height="0.5cm" svg:x="0.08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526cm" table:end-y="0.501cm" draw:z-index="61" draw:name="Grafik 15" draw:style-name="gr1" draw:text-style-name="P1" svg:width="0.45cm" svg:height="0.5cm" svg:x="0.076cm" svg:y="0.001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521cm" table:end-y="0.501cm" draw:z-index="62" draw:name="Grafik 15" draw:style-name="gr1" draw:text-style-name="P1" svg:width="0.45cm" svg:height="0.5cm" svg:x="0.071cm" svg:y="0.001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417cm" table:end-y="0.501cm" draw:z-index="231" draw:name="Grafik 9" draw:style-name="gr1" draw:text-style-name="P1" svg:width="0.35cm" svg:height="0.5cm" svg:x="0.067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014cm" table:end-y="0.501cm" draw:z-index="176" draw:name="Grafik 11" draw:style-name="gr1" draw:text-style-name="P1" svg:width="0.5cm" svg:height="0.5cm" svg:x="0.063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01cm" table:end-y="0.501cm" draw:z-index="261" draw:name="Grafik 8" draw:style-name="gr1" draw:text-style-name="P1" svg:width="0.5cm" svg:height="0.5cm" svg:x="0.058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006cm" table:end-y="0.501cm" draw:z-index="150" draw:name="Grafik 12" draw:style-name="gr1" draw:text-style-name="P1" svg:width="0.5cm" svg:height="0.5cm" svg:x="0.054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55cm" table:end-y="0.501cm" draw:z-index="263" draw:name="Grafik 8" draw:style-name="gr1" draw:text-style-name="P1" svg:width="0.5cm" svg:height="0.5cm" svg:x="0.05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546cm" table:end-y="0.501cm" draw:z-index="152" draw:name="Grafik 12" draw:style-name="gr1" draw:text-style-name="P1" svg:width="0.5cm" svg:height="0.5cm" svg:x="0.046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541cm" table:end-y="0.501cm" draw:z-index="153" draw:name="Grafik 12" draw:style-name="gr1" draw:text-style-name="P1" svg:width="0.5cm" svg:height="0.5cm" svg:x="0.041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437cm" table:end-y="0.501cm" draw:z-index="126" draw:name="Grafik 13" draw:style-name="gr1" draw:text-style-name="P1" svg:width="0.4cm" svg:height="0.5cm" svg:x="0.037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433cm" table:end-y="0.501cm" draw:z-index="128" draw:name="Grafik 13" draw:style-name="gr1" draw:text-style-name="P1" svg:width="0.4cm" svg:height="0.5cm" svg:x="0.033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428cm" table:end-y="0.501cm" draw:z-index="129" draw:name="Grafik 13" draw:style-name="gr1" draw:text-style-name="P1" svg:width="0.4cm" svg:height="0.5cm" svg:x="0.028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524cm" table:end-y="0.501cm" draw:z-index="269" draw:name="Grafik 8" draw:style-name="gr1" draw:text-style-name="P1" svg:width="0.5cm" svg:height="0.5cm" svg:x="0.024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52cm" table:end-y="0.501cm" draw:z-index="158" draw:name="Grafik 12" draw:style-name="gr1" draw:text-style-name="P1" svg:width="0.5cm" svg:height="0.5cm" svg:x="0.02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516cm" table:end-y="0.351cm" draw:z-index="103" draw:name="Grafik 14" draw:style-name="gr1" draw:text-style-name="P1" svg:width="0.5cm" svg:height="0.35cm" svg:x="0.016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511cm" table:end-y="0.501cm" draw:z-index="160" draw:name="Grafik 12" draw:style-name="gr1" draw:text-style-name="P1" svg:width="0.5cm" svg:height="0.5cm" svg:x="0.011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507cm" table:end-y="0.351cm" draw:z-index="105" draw:name="Grafik 14" draw:style-name="gr1" draw:text-style-name="P1" svg:width="0.5cm" svg:height="0.35cm" svg:x="0.007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503cm" table:end-y="0.351cm" draw:z-index="107" draw:name="Grafik 14" draw:style-name="gr1" draw:text-style-name="P1" svg:width="0.5cm" svg:height="0.35cm" svg:x="0.003cm" svg:y="0.001cm">
              <draw:image xlink:href="Pictures/100002010000003C0000001F67A0BA0F.png" xlink:type="simple" xlink:show="embed" xlink:actuate="onLoad">
                <text:p/>
              </draw:image>
            </draw:frame>
            <draw:frame table:end-cell-address="Sheet1.W14" table:end-x="0.499cm" table:end-y="0.351cm" draw:z-index="108" draw:name="Grafik 14" draw:style-name="gr1" draw:text-style-name="P1" svg:width="0.5cm" svg:height="0.35cm" svg:x="0.547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494cm" table:end-y="0.351cm" draw:z-index="109" draw:name="Grafik 14" draw:style-name="gr1" draw:text-style-name="P1" svg:width="0.5cm" svg:height="0.35cm" svg:x="0.543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49cm" table:end-y="0.501cm" draw:z-index="221" draw:name="Grafik 10" draw:style-name="gr1" draw:text-style-name="P1" svg:width="0.5cm" svg:height="0.5cm" svg:x="0.538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487cm" table:end-y="0.501cm" draw:z-index="194" draw:name="Grafik 11" draw:style-name="gr1" draw:text-style-name="P1" svg:width="0.5cm" svg:height="0.5cm" svg:x="0.535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482cm" table:end-y="0.501cm" draw:z-index="195" draw:name="Grafik 11" draw:style-name="gr1" draw:text-style-name="P1" svg:width="0.5cm" svg:height="0.5cm" svg:x="0.531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AB14" table:end-x="0.478cm" table:end-y="0.501cm" draw:z-index="196" draw:name="Grafik 11" draw:style-name="gr1" draw:text-style-name="P1" svg:width="0.5cm" svg:height="0.5cm" svg:x="0.526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474cm" table:end-y="0.501cm" draw:z-index="169" draw:name="Grafik 12" draw:style-name="gr1" draw:text-style-name="P1" svg:width="0.5cm" svg:height="0.5cm" svg:x="0.522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47cm" table:end-y="0.501cm" draw:z-index="170" draw:name="Grafik 12" draw:style-name="gr1" draw:text-style-name="P1" svg:width="0.5cm" svg:height="0.5cm" svg:x="0.518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AE14" table:end-x="0.465cm" table:end-y="0.501cm" draw:z-index="171" draw:name="Grafik 12" draw:style-name="gr1" draw:text-style-name="P1" svg:width="0.5cm" svg:height="0.5cm" svg:x="0.514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461cm" table:end-y="0.501cm" draw:z-index="11" draw:name="Grafik 12" draw:style-name="gr1" draw:text-style-name="P1" svg:width="0.5cm" svg:height="0.5cm" svg:x="0.509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4:57</text:p>
          </table:table-cell>
          <table:table-cell office:value-type="float" office:value="32">
            <text:p>32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3">
            <text:p>13</text:p>
          </table:table-cell>
          <table:table-cell>
            <draw:frame table:end-cell-address="Sheet1.C15" table:end-x="0.434cm" table:end-y="0.501cm" draw:z-index="28" draw:name="Grafik 9" draw:style-name="gr1" draw:text-style-name="P1" svg:width="0.35cm" svg:height="0.5cm" svg:x="0.084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032cm" table:end-y="0.501cm" draw:z-index="256" draw:name="Grafik 8" draw:style-name="gr1" draw:text-style-name="P1" svg:width="0.5cm" svg:height="0.5cm" svg:x="0.08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027cm" table:end-y="0.501cm" draw:z-index="33" draw:name="Grafik 16" draw:style-name="gr1" draw:text-style-name="P1" svg:width="0.5cm" svg:height="0.5cm" svg:x="0.076cm" svg:y="0.001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023cm" table:end-y="0.501cm" draw:z-index="258" draw:name="Grafik 8" draw:style-name="gr1" draw:text-style-name="P1" svg:width="0.5cm" svg:height="0.5cm" svg:x="0.071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019cm" table:end-y="0.501cm" draw:z-index="145" draw:name="Grafik 12" draw:style-name="gr1" draw:text-style-name="P1" svg:width="0.5cm" svg:height="0.5cm" svg:x="0.067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I15" table:end-x="0.014cm" table:end-y="0.501cm" draw:z-index="260" draw:name="Grafik 8" draw:style-name="gr1" draw:text-style-name="P1" svg:width="0.5cm" svg:height="0.5cm" svg:x="0.063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01cm" table:end-y="0.501cm" draw:z-index="177" draw:name="Grafik 11" draw:style-name="gr1" draw:text-style-name="P1" svg:width="0.5cm" svg:height="0.5cm" svg:x="0.058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006cm" table:end-y="0.501cm" draw:z-index="178" draw:name="Grafik 11" draw:style-name="gr1" draw:text-style-name="P1" svg:width="0.5cm" svg:height="0.5cm" svg:x="0.054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5cm" table:end-y="0.501cm" draw:z-index="65" draw:name="Grafik 15" draw:style-name="gr1" draw:text-style-name="P1" svg:width="0.45cm" svg:height="0.5cm" svg:x="0.05cm" svg:y="0.001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496cm" table:end-y="0.501cm" draw:z-index="69" draw:name="Grafik 15" draw:style-name="gr1" draw:text-style-name="P1" svg:width="0.45cm" svg:height="0.5cm" svg:x="0.046cm" svg:y="0.001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491cm" table:end-y="0.501cm" draw:z-index="70" draw:name="Grafik 15" draw:style-name="gr1" draw:text-style-name="P1" svg:width="0.45cm" svg:height="0.5cm" svg:x="0.041cm" svg:y="0.001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487cm" table:end-y="0.501cm" draw:z-index="71" draw:name="Grafik 15" draw:style-name="gr1" draw:text-style-name="P1" svg:width="0.45cm" svg:height="0.5cm" svg:x="0.037cm" svg:y="0.001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483cm" table:end-y="0.501cm" draw:z-index="72" draw:name="Grafik 15" draw:style-name="gr1" draw:text-style-name="P1" svg:width="0.45cm" svg:height="0.5cm" svg:x="0.033cm" svg:y="0.001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478cm" table:end-y="0.501cm" draw:z-index="73" draw:name="Grafik 15" draw:style-name="gr1" draw:text-style-name="P1" svg:width="0.45cm" svg:height="0.5cm" svg:x="0.028cm" svg:y="0.001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524cm" table:end-y="0.501cm" draw:z-index="185" draw:name="Grafik 11" draw:style-name="gr1" draw:text-style-name="P1" svg:width="0.5cm" svg:height="0.5cm" svg:x="0.024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52cm" table:end-y="0.501cm" draw:z-index="187" draw:name="Grafik 11" draw:style-name="gr1" draw:text-style-name="P1" svg:width="0.5cm" svg:height="0.5cm" svg:x="0.02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516cm" table:end-y="0.501cm" draw:z-index="188" draw:name="Grafik 11" draw:style-name="gr1" draw:text-style-name="P1" svg:width="0.5cm" svg:height="0.5cm" svg:x="0.016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511cm" table:end-y="0.501cm" draw:z-index="189" draw:name="Grafik 11" draw:style-name="gr1" draw:text-style-name="P1" svg:width="0.5cm" svg:height="0.5cm" svg:x="0.011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507cm" table:end-y="0.501cm" draw:z-index="190" draw:name="Grafik 11" draw:style-name="gr1" draw:text-style-name="P1" svg:width="0.5cm" svg:height="0.5cm" svg:x="0.007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503cm" table:end-y="0.501cm" draw:z-index="191" draw:name="Grafik 11" draw:style-name="gr1" draw:text-style-name="P1" svg:width="0.5cm" svg:height="0.5cm" svg:x="0.003cm" svg:y="0.001cm">
              <draw:image xlink:href="Pictures/10000201000000390000003C9B577D87.png" xlink:type="simple" xlink:show="embed" xlink:actuate="onLoad">
                <text:p/>
              </draw:image>
            </draw:frame>
            <draw:frame table:end-cell-address="Sheet1.W15" table:end-x="0.499cm" table:end-y="0.501cm" draw:z-index="192" draw:name="Grafik 11" draw:style-name="gr1" draw:text-style-name="P1" svg:width="0.5cm" svg:height="0.5cm" svg:x="0.547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44cm" table:end-y="0.501cm" draw:z-index="78" draw:name="Grafik 15" draw:style-name="gr1" draw:text-style-name="P1" svg:width="0.45cm" svg:height="0.5cm" svg:x="0.543cm" svg:y="0.001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49cm" table:end-y="0.501cm" draw:z-index="193" draw:name="Grafik 11" draw:style-name="gr1" draw:text-style-name="P1" svg:width="0.5cm" svg:height="0.5cm" svg:x="0.538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387cm" table:end-y="0.501cm" draw:z-index="136" draw:name="Grafik 13" draw:style-name="gr1" draw:text-style-name="P1" svg:width="0.4cm" svg:height="0.5cm" svg:x="0.535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382cm" table:end-y="0.501cm" draw:z-index="139" draw:name="Grafik 13" draw:style-name="gr1" draw:text-style-name="P1" svg:width="0.4cm" svg:height="0.5cm" svg:x="0.531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378cm" table:end-y="0.501cm" draw:z-index="140" draw:name="Grafik 13" draw:style-name="gr1" draw:text-style-name="P1" svg:width="0.4cm" svg:height="0.5cm" svg:x="0.526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374cm" table:end-y="0.501cm" draw:z-index="141" draw:name="Grafik 13" draw:style-name="gr1" draw:text-style-name="P1" svg:width="0.4cm" svg:height="0.5cm" svg:x="0.522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37cm" table:end-y="0.501cm" draw:z-index="142" draw:name="Grafik 13" draw:style-name="gr1" draw:text-style-name="P1" svg:width="0.4cm" svg:height="0.5cm" svg:x="0.518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AE15" table:end-x="0.365cm" table:end-y="0.501cm" draw:z-index="143" draw:name="Grafik 13" draw:style-name="gr1" draw:text-style-name="P1" svg:width="0.4cm" svg:height="0.5cm" svg:x="0.514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AF15" table:end-x="0.361cm" table:end-y="0.501cm" draw:z-index="12" draw:name="Grafik 13" draw:style-name="gr1" draw:text-style-name="P1" svg:width="0.4cm" svg:height="0.5cm" svg:x="0.509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5:59</text:p>
          </table:table-cell>
          <table:table-cell office:value-type="float" office:value="28">
            <text:p>28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4">
            <text:p>14</text:p>
          </table:table-cell>
          <table:table-cell>
            <draw:frame table:end-cell-address="Sheet1.D16" table:end-x="0.036cm" table:end-y="0.5cm" draw:z-index="29" draw:name="Grafik 12" draw:style-name="gr1" draw:text-style-name="P1" svg:width="0.5cm" svg:height="0.5cm" svg:x="0.084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032cm" table:end-y="0.5cm" draw:z-index="200" draw:name="Grafik 10" draw:style-name="gr1" draw:text-style-name="P1" svg:width="0.5cm" svg:height="0.5cm" svg:x="0.08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027cm" table:end-y="0.5cm" draw:z-index="257" draw:name="Grafik 8" draw:style-name="gr1" draw:text-style-name="P1" svg:width="0.5cm" svg:height="0.5cm" svg:x="0.076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023cm" table:end-y="0.5cm" draw:z-index="34" draw:name="Grafik 16" draw:style-name="gr1" draw:text-style-name="P1" svg:width="0.5cm" svg:height="0.5cm" svg:x="0.071cm" svg:y="0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517cm" table:end-y="0.5cm" draw:z-index="63" draw:name="Grafik 15" draw:style-name="gr1" draw:text-style-name="P1" svg:width="0.45cm" svg:height="0.5cm" svg:x="0.067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014cm" table:end-y="0.5cm" draw:z-index="36" draw:name="Grafik 16" draw:style-name="gr1" draw:text-style-name="P1" svg:width="0.5cm" svg:height="0.5cm" svg:x="0.063cm" svg:y="0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01cm" table:end-y="0.5cm" draw:z-index="37" draw:name="Grafik 16" draw:style-name="gr1" draw:text-style-name="P1" svg:width="0.5cm" svg:height="0.5cm" svg:x="0.058cm" svg:y="0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006cm" table:end-y="0.5cm" draw:z-index="39" draw:name="Grafik 16" draw:style-name="gr1" draw:text-style-name="P1" svg:width="0.5cm" svg:height="0.5cm" svg:x="0.054cm" svg:y="0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55cm" table:end-y="0.5cm" draw:z-index="40" draw:name="Grafik 16" draw:style-name="gr1" draw:text-style-name="P1" svg:width="0.5cm" svg:height="0.5cm" svg:x="0.05cm" svg:y="0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546cm" table:end-y="0.5cm" draw:z-index="41" draw:name="Grafik 16" draw:style-name="gr1" draw:text-style-name="P1" svg:width="0.5cm" svg:height="0.5cm" svg:x="0.046cm" svg:y="0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541cm" table:end-y="0.5cm" draw:z-index="204" draw:name="Grafik 10" draw:style-name="gr1" draw:text-style-name="P1" svg:width="0.5cm" svg:height="0.5cm" svg:x="0.041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537cm" table:end-y="0.5cm" draw:z-index="210" draw:name="Grafik 10" draw:style-name="gr1" draw:text-style-name="P1" svg:width="0.5cm" svg:height="0.5cm" svg:x="0.037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533cm" table:end-y="0.5cm" draw:z-index="211" draw:name="Grafik 10" draw:style-name="gr1" draw:text-style-name="P1" svg:width="0.5cm" svg:height="0.5cm" svg:x="0.033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528cm" table:end-y="0.5cm" draw:z-index="44" draw:name="Grafik 16" draw:style-name="gr1" draw:text-style-name="P1" svg:width="0.5cm" svg:height="0.5cm" svg:x="0.028cm" svg:y="0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474cm" table:end-y="0.5cm" draw:z-index="68" draw:name="Grafik 15" draw:style-name="gr1" draw:text-style-name="P1" svg:width="0.45cm" svg:height="0.5cm" svg:x="0.024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52cm" table:end-y="0.5cm" draw:z-index="214" draw:name="Grafik 10" draw:style-name="gr1" draw:text-style-name="P1" svg:width="0.5cm" svg:height="0.5cm" svg:x="0.02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516cm" table:end-y="0.5cm" draw:z-index="215" draw:name="Grafik 10" draw:style-name="gr1" draw:text-style-name="P1" svg:width="0.5cm" svg:height="0.5cm" svg:x="0.016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511cm" table:end-y="0.5cm" draw:z-index="216" draw:name="Grafik 10" draw:style-name="gr1" draw:text-style-name="P1" svg:width="0.5cm" svg:height="0.5cm" svg:x="0.011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57cm" table:end-y="0.5cm" draw:z-index="77" draw:name="Grafik 15" draw:style-name="gr1" draw:text-style-name="P1" svg:width="0.45cm" svg:height="0.5cm" svg:x="0.007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453cm" table:end-y="0.5cm" draw:z-index="79" draw:name="Grafik 15" draw:style-name="gr1" draw:text-style-name="P1" svg:width="0.45cm" svg:height="0.5cm" svg:x="0.003cm" svg:y="0cm">
              <draw:image xlink:href="Pictures/100002010000002D0000003C30008B37.png" xlink:type="simple" xlink:show="embed" xlink:actuate="onLoad">
                <text:p/>
              </draw:image>
            </draw:frame>
            <draw:frame table:end-cell-address="Sheet1.W16" table:end-x="0.449cm" table:end-y="0.5cm" draw:z-index="80" draw:name="Grafik 15" draw:style-name="gr1" draw:text-style-name="P1" svg:width="0.45cm" svg:height="0.5cm" svg:x="0.547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94cm" table:end-y="0.5cm" draw:z-index="220" draw:name="Grafik 10" draw:style-name="gr1" draw:text-style-name="P1" svg:width="0.5cm" svg:height="0.5cm" svg:x="0.543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9cm" table:end-y="0.35cm" draw:z-index="106" draw:name="Grafik 14" draw:style-name="gr1" draw:text-style-name="P1" svg:width="0.5cm" svg:height="0.35cm" svg:x="0.538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87cm" table:end-y="0.35cm" draw:z-index="110" draw:name="Grafik 14" draw:style-name="gr1" draw:text-style-name="P1" svg:width="0.5cm" svg:height="0.35cm" svg:x="0.535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82cm" table:end-y="0.35cm" draw:z-index="111" draw:name="Grafik 14" draw:style-name="gr1" draw:text-style-name="P1" svg:width="0.5cm" svg:height="0.35cm" svg:x="0.531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478cm" table:end-y="0.35cm" draw:z-index="112" draw:name="Grafik 14" draw:style-name="gr1" draw:text-style-name="P1" svg:width="0.5cm" svg:height="0.35cm" svg:x="0.526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474cm" table:end-y="0.35cm" draw:z-index="113" draw:name="Grafik 14" draw:style-name="gr1" draw:text-style-name="P1" svg:width="0.5cm" svg:height="0.35cm" svg:x="0.522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47cm" table:end-y="0.35cm" draw:z-index="114" draw:name="Grafik 14" draw:style-name="gr1" draw:text-style-name="P1" svg:width="0.5cm" svg:height="0.35cm" svg:x="0.518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AE16" table:end-x="0.465cm" table:end-y="0.35cm" draw:z-index="115" draw:name="Grafik 14" draw:style-name="gr1" draw:text-style-name="P1" svg:width="0.5cm" svg:height="0.35cm" svg:x="0.514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461cm" table:end-y="0.35cm" draw:z-index="13" draw:name="Grafik 14" draw:style-name="gr1" draw:text-style-name="P1" svg:width="0.5cm" svg:height="0.35cm" svg:x="0.509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9:52</text:p>
          </table:table-cell>
          <table:table-cell office:value-type="float" office:value="27">
            <text:p>27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5">
            <text:p>15</text:p>
          </table:table-cell>
          <table:table-cell>
            <draw:frame table:end-cell-address="Sheet1.D17" table:end-x="0.036cm" table:end-y="0.5cm" draw:z-index="30" draw:name="Grafik 8" draw:style-name="gr1" draw:text-style-name="P1" svg:width="0.5cm" svg:height="0.5cm" svg:x="0.084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032cm" table:end-y="0.5cm" draw:z-index="32" draw:name="Grafik 16" draw:style-name="gr1" draw:text-style-name="P1" svg:width="0.5cm" svg:height="0.5cm" svg:x="0.08cm" svg:y="0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027cm" table:end-y="0.5cm" draw:z-index="201" draw:name="Grafik 10" draw:style-name="gr1" draw:text-style-name="P1" svg:width="0.5cm" svg:height="0.5cm" svg:x="0.076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023cm" table:end-y="0.5cm" draw:z-index="202" draw:name="Grafik 10" draw:style-name="gr1" draw:text-style-name="P1" svg:width="0.5cm" svg:height="0.5cm" svg:x="0.071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019cm" table:end-y="0.5cm" draw:z-index="35" draw:name="Grafik 16" draw:style-name="gr1" draw:text-style-name="P1" svg:width="0.5cm" svg:height="0.5cm" svg:x="0.067cm" svg:y="0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513cm" table:end-y="0.5cm" draw:z-index="64" draw:name="Grafik 15" draw:style-name="gr1" draw:text-style-name="P1" svg:width="0.45cm" svg:height="0.5cm" svg:x="0.063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508cm" table:end-y="0.5cm" draw:z-index="66" draw:name="Grafik 15" draw:style-name="gr1" draw:text-style-name="P1" svg:width="0.45cm" svg:height="0.5cm" svg:x="0.058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504cm" table:end-y="0.5cm" draw:z-index="67" draw:name="Grafik 15" draw:style-name="gr1" draw:text-style-name="P1" svg:width="0.45cm" svg:height="0.5cm" svg:x="0.054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55cm" table:end-y="0.5cm" draw:z-index="179" draw:name="Grafik 11" draw:style-name="gr1" draw:text-style-name="P1" svg:width="0.5cm" svg:height="0.5cm" svg:x="0.05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546cm" table:end-y="0.5cm" draw:z-index="180" draw:name="Grafik 11" draw:style-name="gr1" draw:text-style-name="P1" svg:width="0.5cm" svg:height="0.5cm" svg:x="0.046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541cm" table:end-y="0.5cm" draw:z-index="38" draw:name="Grafik 16" draw:style-name="gr1" draw:text-style-name="P1" svg:width="0.5cm" svg:height="0.5cm" svg:x="0.041cm" svg:y="0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537cm" table:end-y="0.5cm" draw:z-index="42" draw:name="Grafik 16" draw:style-name="gr1" draw:text-style-name="P1" svg:width="0.5cm" svg:height="0.5cm" svg:x="0.037cm" svg:y="0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533cm" table:end-y="0.5cm" draw:z-index="183" draw:name="Grafik 11" draw:style-name="gr1" draw:text-style-name="P1" svg:width="0.5cm" svg:height="0.5cm" svg:x="0.033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528cm" table:end-y="0.5cm" draw:z-index="212" draw:name="Grafik 10" draw:style-name="gr1" draw:text-style-name="P1" svg:width="0.5cm" svg:height="0.5cm" svg:x="0.028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524cm" table:end-y="0.5cm" draw:z-index="213" draw:name="Grafik 10" draw:style-name="gr1" draw:text-style-name="P1" svg:width="0.5cm" svg:height="0.5cm" svg:x="0.024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47cm" table:end-y="0.5cm" draw:z-index="74" draw:name="Grafik 15" draw:style-name="gr1" draw:text-style-name="P1" svg:width="0.45cm" svg:height="0.5cm" svg:x="0.02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516cm" table:end-y="0.5cm" draw:z-index="47" draw:name="Grafik 16" draw:style-name="gr1" draw:text-style-name="P1" svg:width="0.5cm" svg:height="0.5cm" svg:x="0.016cm" svg:y="0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461cm" table:end-y="0.5cm" draw:z-index="76" draw:name="Grafik 15" draw:style-name="gr1" draw:text-style-name="P1" svg:width="0.45cm" svg:height="0.5cm" svg:x="0.011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507cm" table:end-y="0.5cm" draw:z-index="217" draw:name="Grafik 10" draw:style-name="gr1" draw:text-style-name="P1" svg:width="0.5cm" svg:height="0.5cm" svg:x="0.007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503cm" table:end-y="0.5cm" draw:z-index="218" draw:name="Grafik 10" draw:style-name="gr1" draw:text-style-name="P1" svg:width="0.5cm" svg:height="0.5cm" svg:x="0.003cm" svg:y="0cm">
              <draw:image xlink:href="Pictures/100002010000003C0000003CCA2450C4.png" xlink:type="simple" xlink:show="embed" xlink:actuate="onLoad">
                <text:p/>
              </draw:image>
            </draw:frame>
            <draw:frame table:end-cell-address="Sheet1.W17" table:end-x="0.499cm" table:end-y="0.5cm" draw:z-index="219" draw:name="Grafik 10" draw:style-name="gr1" draw:text-style-name="P1" svg:width="0.5cm" svg:height="0.5cm" svg:x="0.547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94cm" table:end-y="0.5cm" draw:z-index="186" draw:name="Grafik 11" draw:style-name="gr1" draw:text-style-name="P1" svg:width="0.5cm" svg:height="0.5cm" svg:x="0.543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4cm" table:end-y="0.5cm" draw:z-index="81" draw:name="Grafik 15" draw:style-name="gr1" draw:text-style-name="P1" svg:width="0.45cm" svg:height="0.5cm" svg:x="0.538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437cm" table:end-y="0.5cm" draw:z-index="82" draw:name="Grafik 15" draw:style-name="gr1" draw:text-style-name="P1" svg:width="0.45cm" svg:height="0.5cm" svg:x="0.535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432cm" table:end-y="0.5cm" draw:z-index="83" draw:name="Grafik 15" draw:style-name="gr1" draw:text-style-name="P1" svg:width="0.45cm" svg:height="0.5cm" svg:x="0.531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AB17" table:end-x="0.428cm" table:end-y="0.5cm" draw:z-index="84" draw:name="Grafik 15" draw:style-name="gr1" draw:text-style-name="P1" svg:width="0.45cm" svg:height="0.5cm" svg:x="0.526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424cm" table:end-y="0.5cm" draw:z-index="85" draw:name="Grafik 15" draw:style-name="gr1" draw:text-style-name="P1" svg:width="0.45cm" svg:height="0.5cm" svg:x="0.522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42cm" table:end-y="0.5cm" draw:z-index="86" draw:name="Grafik 15" draw:style-name="gr1" draw:text-style-name="P1" svg:width="0.45cm" svg:height="0.5cm" svg:x="0.518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AE17" table:end-x="0.415cm" table:end-y="0.5cm" draw:z-index="87" draw:name="Grafik 15" draw:style-name="gr1" draw:text-style-name="P1" svg:width="0.45cm" svg:height="0.5cm" svg:x="0.514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411cm" table:end-y="0.5cm" draw:z-index="14" draw:name="Grafik 15" draw:style-name="gr1" draw:text-style-name="P1" svg:width="0.45cm" svg:height="0.5cm" svg:x="0.509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7:50</text:p>
          </table:table-cell>
          <table:table-cell office:value-type="float" office:value="27">
            <text:p>27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6">
            <text:p>16</text:p>
          </table:table-cell>
          <table:table-cell>
            <draw:frame table:end-cell-address="Sheet1.D18" table:end-x="0.036cm" table:end-y="0.501cm" draw:z-index="31" draw:name="Grafik 16" draw:style-name="gr1" draw:text-style-name="P1" svg:width="0.5cm" svg:height="0.5cm" svg:x="0.084cm" svg:y="0.001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032cm" table:end-y="0.501cm" draw:z-index="144" draw:name="Grafik 12" draw:style-name="gr1" draw:text-style-name="P1" svg:width="0.5cm" svg:height="0.5cm" svg:x="0.08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027cm" table:end-y="0.501cm" draw:z-index="146" draw:name="Grafik 12" draw:style-name="gr1" draw:text-style-name="P1" svg:width="0.5cm" svg:height="0.5cm" svg:x="0.076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023cm" table:end-y="0.501cm" draw:z-index="147" draw:name="Grafik 12" draw:style-name="gr1" draw:text-style-name="P1" svg:width="0.5cm" svg:height="0.5cm" svg:x="0.071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019cm" table:end-y="0.501cm" draw:z-index="203" draw:name="Grafik 10" draw:style-name="gr1" draw:text-style-name="P1" svg:width="0.5cm" svg:height="0.5cm" svg:x="0.067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014cm" table:end-y="0.501cm" draw:z-index="205" draw:name="Grafik 10" draw:style-name="gr1" draw:text-style-name="P1" svg:width="0.5cm" svg:height="0.5cm" svg:x="0.063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01cm" table:end-y="0.501cm" draw:z-index="206" draw:name="Grafik 10" draw:style-name="gr1" draw:text-style-name="P1" svg:width="0.5cm" svg:height="0.5cm" svg:x="0.058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006cm" table:end-y="0.501cm" draw:z-index="207" draw:name="Grafik 10" draw:style-name="gr1" draw:text-style-name="P1" svg:width="0.5cm" svg:height="0.5cm" svg:x="0.054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55cm" table:end-y="0.501cm" draw:z-index="208" draw:name="Grafik 10" draw:style-name="gr1" draw:text-style-name="P1" svg:width="0.5cm" svg:height="0.5cm" svg:x="0.05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L18" table:end-x="0.546cm" table:end-y="0.501cm" draw:z-index="209" draw:name="Grafik 10" draw:style-name="gr1" draw:text-style-name="P1" svg:width="0.5cm" svg:height="0.5cm" svg:x="0.046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541cm" table:end-y="0.501cm" draw:z-index="181" draw:name="Grafik 11" draw:style-name="gr1" draw:text-style-name="P1" svg:width="0.5cm" svg:height="0.5cm" svg:x="0.041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537cm" table:end-y="0.501cm" draw:z-index="182" draw:name="Grafik 11" draw:style-name="gr1" draw:text-style-name="P1" svg:width="0.5cm" svg:height="0.5cm" svg:x="0.037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533cm" table:end-y="0.501cm" draw:z-index="43" draw:name="Grafik 16" draw:style-name="gr1" draw:text-style-name="P1" svg:width="0.5cm" svg:height="0.5cm" svg:x="0.033cm" svg:y="0.001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528cm" table:end-y="0.501cm" draw:z-index="184" draw:name="Grafik 11" draw:style-name="gr1" draw:text-style-name="P1" svg:width="0.5cm" svg:height="0.5cm" svg:x="0.028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524cm" table:end-y="0.501cm" draw:z-index="45" draw:name="Grafik 16" draw:style-name="gr1" draw:text-style-name="P1" svg:width="0.5cm" svg:height="0.5cm" svg:x="0.024cm" svg:y="0.001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52cm" table:end-y="0.501cm" draw:z-index="46" draw:name="Grafik 16" draw:style-name="gr1" draw:text-style-name="P1" svg:width="0.5cm" svg:height="0.5cm" svg:x="0.02cm" svg:y="0.001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466cm" table:end-y="0.501cm" draw:z-index="75" draw:name="Grafik 15" draw:style-name="gr1" draw:text-style-name="P1" svg:width="0.45cm" svg:height="0.5cm" svg:x="0.016cm" svg:y="0.001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511cm" table:end-y="0.501cm" draw:z-index="48" draw:name="Grafik 16" draw:style-name="gr1" draw:text-style-name="P1" svg:width="0.5cm" svg:height="0.5cm" svg:x="0.011cm" svg:y="0.001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507cm" table:end-y="0.501cm" draw:z-index="49" draw:name="Grafik 16" draw:style-name="gr1" draw:text-style-name="P1" svg:width="0.5cm" svg:height="0.5cm" svg:x="0.007cm" svg:y="0.001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503cm" table:end-y="0.501cm" draw:z-index="50" draw:name="Grafik 16" draw:style-name="gr1" draw:text-style-name="P1" svg:width="0.5cm" svg:height="0.5cm" svg:x="0.003cm" svg:y="0.001cm">
              <draw:image xlink:href="Pictures/10000201000000390000003C9B8CDB61.png" xlink:type="simple" xlink:show="embed" xlink:actuate="onLoad">
                <text:p/>
              </draw:image>
            </draw:frame>
            <draw:frame table:end-cell-address="Sheet1.W18" table:end-x="0.499cm" table:end-y="0.501cm" draw:z-index="52" draw:name="Grafik 16" draw:style-name="gr1" draw:text-style-name="P1" svg:width="0.5cm" svg:height="0.5cm" svg:x="0.547cm" svg:y="0.001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494cm" table:end-y="0.501cm" draw:z-index="51" draw:name="Grafik 16" draw:style-name="gr1" draw:text-style-name="P1" svg:width="0.5cm" svg:height="0.5cm" svg:x="0.543cm" svg:y="0.001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49cm" table:end-y="0.501cm" draw:z-index="53" draw:name="Grafik 16" draw:style-name="gr1" draw:text-style-name="P1" svg:width="0.5cm" svg:height="0.5cm" svg:x="0.538cm" svg:y="0.001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487cm" table:end-y="0.501cm" draw:z-index="54" draw:name="Grafik 16" draw:style-name="gr1" draw:text-style-name="P1" svg:width="0.5cm" svg:height="0.5cm" svg:x="0.535cm" svg:y="0.001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482cm" table:end-y="0.501cm" draw:z-index="55" draw:name="Grafik 16" draw:style-name="gr1" draw:text-style-name="P1" svg:width="0.5cm" svg:height="0.5cm" svg:x="0.531cm" svg:y="0.001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478cm" table:end-y="0.501cm" draw:z-index="56" draw:name="Grafik 16" draw:style-name="gr1" draw:text-style-name="P1" svg:width="0.5cm" svg:height="0.5cm" svg:x="0.526cm" svg:y="0.001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474cm" table:end-y="0.501cm" draw:z-index="57" draw:name="Grafik 16" draw:style-name="gr1" draw:text-style-name="P1" svg:width="0.5cm" svg:height="0.5cm" svg:x="0.522cm" svg:y="0.001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AD18" table:end-x="0.47cm" table:end-y="0.501cm" draw:z-index="58" draw:name="Grafik 16" draw:style-name="gr1" draw:text-style-name="P1" svg:width="0.5cm" svg:height="0.5cm" svg:x="0.518cm" svg:y="0.001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AE18" table:end-x="0.465cm" table:end-y="0.501cm" draw:z-index="59" draw:name="Grafik 16" draw:style-name="gr1" draw:text-style-name="P1" svg:width="0.5cm" svg:height="0.5cm" svg:x="0.514cm" svg:y="0.001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>
            <draw:frame table:end-cell-address="Sheet1.AF18" table:end-x="0.461cm" table:end-y="0.501cm" draw:z-index="15" draw:name="Grafik 16" draw:style-name="gr1" draw:text-style-name="P1" svg:width="0.5cm" svg:height="0.5cm" svg:x="0.509cm" svg:y="0.001cm">
              <draw:image xlink:href="Pictures/10000201000000390000003C9B8CDB6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8:53</text:p>
          </table:table-cell>
          <table:table-cell office:value-type="float" office:value="20">
            <text:p>2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eisterrunde</text:p>
          </table:table-cell>
          <table:table-cell table:style-name="Default" table:number-columns-repeated="11"/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92"/>
        </table:table-row>
        <table:table-row table:style-name="ro1">
          <table:table-cell/>
          <table:table-cell table:style-name="Default" table:number-columns-repeated="11"/>
          <table:table-cell table:number-columns-repeated="9"/>
          <table:table-cell office:value-type="float" office:value="1">
            <text:p>1</text:p>
            <draw:frame table:end-cell-address="Sheet1.W22" table:end-x="0.449cm" table:end-y="0.501cm" draw:z-index="486" draw:name="Grafik 1" draw:style-name="gr1" draw:text-style-name="P1" svg:width="0.45cm" svg:height="0.5cm" svg:x="0.547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X22" table:end-x="0.444cm" table:end-y="0.501cm" draw:z-index="532" draw:name="Grafik 1" draw:style-name="gr1" draw:text-style-name="P1" svg:width="0.45cm" svg:height="0.5cm" svg:x="0.543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Y22" table:end-x="0.44cm" table:end-y="0.501cm" draw:z-index="533" draw:name="Grafik 1" draw:style-name="gr1" draw:text-style-name="P1" svg:width="0.45cm" svg:height="0.5cm" svg:x="0.538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Z22" table:end-x="0.437cm" table:end-y="0.501cm" draw:z-index="534" draw:name="Grafik 1" draw:style-name="gr1" draw:text-style-name="P1" svg:width="0.45cm" svg:height="0.5cm" svg:x="0.535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AA22" table:end-x="0.432cm" table:end-y="0.501cm" draw:z-index="535" draw:name="Grafik 1" draw:style-name="gr1" draw:text-style-name="P1" svg:width="0.45cm" svg:height="0.5cm" svg:x="0.531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AB22" table:end-x="0.428cm" table:end-y="0.501cm" draw:z-index="536" draw:name="Grafik 1" draw:style-name="gr1" draw:text-style-name="P1" svg:width="0.45cm" svg:height="0.5cm" svg:x="0.526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AC22" table:end-x="0.424cm" table:end-y="0.501cm" draw:z-index="537" draw:name="Grafik 1" draw:style-name="gr1" draw:text-style-name="P1" svg:width="0.45cm" svg:height="0.5cm" svg:x="0.522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AD22" table:end-x="0.42cm" table:end-y="0.501cm" draw:z-index="538" draw:name="Grafik 1" draw:style-name="gr1" draw:text-style-name="P1" svg:width="0.45cm" svg:height="0.5cm" svg:x="0.518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AE22" table:end-x="0.415cm" table:end-y="0.501cm" draw:z-index="539" draw:name="Grafik 1" draw:style-name="gr1" draw:text-style-name="P1" svg:width="0.45cm" svg:height="0.5cm" svg:x="0.514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Sheet1.AF22" table:end-x="0.411cm" table:end-y="0.501cm" draw:z-index="480" draw:name="Grafik 1" draw:style-name="gr1" draw:text-style-name="P1" svg:width="0.45cm" svg:height="0.5cm" svg:x="0.509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9:8</text:p>
          </table:table-cell>
          <table:table-cell office:value-type="float" office:value="52">
            <text:p>52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11"/>
          <table:table-cell table:number-columns-repeated="9"/>
          <table:table-cell office:value-type="float" office:value="2">
            <text:p>2</text:p>
            <draw:frame table:end-cell-address="Sheet1.W23" table:end-x="0.499cm" table:end-y="0.5cm" draw:z-index="487" draw:name="Grafik 2" draw:style-name="gr1" draw:text-style-name="P1" svg:width="0.5cm" svg:height="0.5cm" svg:x="0.547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X23" table:end-x="0.494cm" table:end-y="0.5cm" draw:z-index="524" draw:name="Grafik 2" draw:style-name="gr1" draw:text-style-name="P1" svg:width="0.5cm" svg:height="0.5cm" svg:x="0.543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Y23" table:end-x="0.49cm" table:end-y="0.5cm" draw:z-index="525" draw:name="Grafik 2" draw:style-name="gr1" draw:text-style-name="P1" svg:width="0.5cm" svg:height="0.5cm" svg:x="0.538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Z23" table:end-x="0.487cm" table:end-y="0.5cm" draw:z-index="526" draw:name="Grafik 2" draw:style-name="gr1" draw:text-style-name="P1" svg:width="0.5cm" svg:height="0.5cm" svg:x="0.535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AA23" table:end-x="0.482cm" table:end-y="0.5cm" draw:z-index="527" draw:name="Grafik 2" draw:style-name="gr1" draw:text-style-name="P1" svg:width="0.5cm" svg:height="0.5cm" svg:x="0.531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AB23" table:end-x="0.478cm" table:end-y="0.5cm" draw:z-index="528" draw:name="Grafik 2" draw:style-name="gr1" draw:text-style-name="P1" svg:width="0.5cm" svg:height="0.5cm" svg:x="0.526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AC23" table:end-x="0.474cm" table:end-y="0.5cm" draw:z-index="529" draw:name="Grafik 2" draw:style-name="gr1" draw:text-style-name="P1" svg:width="0.5cm" svg:height="0.5cm" svg:x="0.522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AD23" table:end-x="0.47cm" table:end-y="0.5cm" draw:z-index="530" draw:name="Grafik 2" draw:style-name="gr1" draw:text-style-name="P1" svg:width="0.5cm" svg:height="0.5cm" svg:x="0.518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AE23" table:end-x="0.465cm" table:end-y="0.5cm" draw:z-index="531" draw:name="Grafik 2" draw:style-name="gr1" draw:text-style-name="P1" svg:width="0.5cm" svg:height="0.5cm" svg:x="0.514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Sheet1.AF23" table:end-x="0.461cm" table:end-y="0.5cm" draw:z-index="481" draw:name="Grafik 2" draw:style-name="gr1" draw:text-style-name="P1" svg:width="0.5cm" svg:height="0.5cm" svg:x="0.509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9:11</text:p>
          </table:table-cell>
          <table:table-cell office:value-type="float" office:value="50">
            <text:p>50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11"/>
          <table:table-cell table:number-columns-repeated="9"/>
          <table:table-cell office:value-type="float" office:value="3">
            <text:p>3</text:p>
            <draw:frame table:end-cell-address="Sheet1.W24" table:end-x="0.349cm" table:end-y="0.5cm" draw:z-index="488" draw:name="Grafik 3" draw:style-name="gr1" draw:text-style-name="P1" svg:width="0.35cm" svg:height="0.5cm" svg:x="0.547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X24" table:end-x="0.344cm" table:end-y="0.5cm" draw:z-index="516" draw:name="Grafik 3" draw:style-name="gr1" draw:text-style-name="P1" svg:width="0.35cm" svg:height="0.5cm" svg:x="0.543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Y24" table:end-x="0.34cm" table:end-y="0.5cm" draw:z-index="517" draw:name="Grafik 3" draw:style-name="gr1" draw:text-style-name="P1" svg:width="0.35cm" svg:height="0.5cm" svg:x="0.538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Z24" table:end-x="0.337cm" table:end-y="0.5cm" draw:z-index="518" draw:name="Grafik 3" draw:style-name="gr1" draw:text-style-name="P1" svg:width="0.35cm" svg:height="0.5cm" svg:x="0.535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AA24" table:end-x="0.332cm" table:end-y="0.5cm" draw:z-index="519" draw:name="Grafik 3" draw:style-name="gr1" draw:text-style-name="P1" svg:width="0.35cm" svg:height="0.5cm" svg:x="0.531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AB24" table:end-x="0.328cm" table:end-y="0.5cm" draw:z-index="509" draw:name="Grafik 6" draw:style-name="gr1" draw:text-style-name="P1" svg:width="0.35cm" svg:height="0.5cm" svg:x="0.526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AC24" table:end-x="0.324cm" table:end-y="0.5cm" draw:z-index="513" draw:name="Grafik 6" draw:style-name="gr1" draw:text-style-name="P1" svg:width="0.35cm" svg:height="0.5cm" svg:x="0.522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AD24" table:end-x="0.32cm" table:end-y="0.5cm" draw:z-index="514" draw:name="Grafik 6" draw:style-name="gr1" draw:text-style-name="P1" svg:width="0.35cm" svg:height="0.5cm" svg:x="0.518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AE24" table:end-x="0.315cm" table:end-y="0.5cm" draw:z-index="523" draw:name="Grafik 3" draw:style-name="gr1" draw:text-style-name="P1" svg:width="0.35cm" svg:height="0.5cm" svg:x="0.514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AF24" table:end-x="0.311cm" table:end-y="0.5cm" draw:z-index="482" draw:name="Grafik 3" draw:style-name="gr1" draw:text-style-name="P1" svg:width="0.35cm" svg:height="0.5cm" svg:x="0.509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7:16</text:p>
          </table:table-cell>
          <table:table-cell office:value-type="float" office:value="40">
            <text:p>40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11"/>
          <table:table-cell table:number-columns-repeated="9"/>
          <table:table-cell office:value-type="float" office:value="4">
            <text:p>4</text:p>
            <draw:frame table:end-cell-address="Sheet1.W25" table:end-x="0.499cm" table:end-y="0.451cm" draw:z-index="489" draw:name="Grafik 4" draw:style-name="gr1" draw:text-style-name="P1" svg:width="0.5cm" svg:height="0.45cm" svg:x="0.547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X25" table:end-x="0.344cm" table:end-y="0.501cm" draw:z-index="508" draw:name="Grafik 6" draw:style-name="gr1" draw:text-style-name="P1" svg:width="0.35cm" svg:height="0.5cm" svg:x="0.543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Y25" table:end-x="0.34cm" table:end-y="0.501cm" draw:z-index="510" draw:name="Grafik 6" draw:style-name="gr1" draw:text-style-name="P1" svg:width="0.35cm" svg:height="0.5cm" svg:x="0.538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Z25" table:end-x="0.337cm" table:end-y="0.501cm" draw:z-index="511" draw:name="Grafik 6" draw:style-name="gr1" draw:text-style-name="P1" svg:width="0.35cm" svg:height="0.5cm" svg:x="0.535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AA25" table:end-x="0.332cm" table:end-y="0.501cm" draw:z-index="512" draw:name="Grafik 6" draw:style-name="gr1" draw:text-style-name="P1" svg:width="0.35cm" svg:height="0.5cm" svg:x="0.531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AB25" table:end-x="0.328cm" table:end-y="0.501cm" draw:z-index="520" draw:name="Grafik 3" draw:style-name="gr1" draw:text-style-name="P1" svg:width="0.35cm" svg:height="0.5cm" svg:x="0.526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AC25" table:end-x="0.324cm" table:end-y="0.501cm" draw:z-index="521" draw:name="Grafik 3" draw:style-name="gr1" draw:text-style-name="P1" svg:width="0.35cm" svg:height="0.5cm" svg:x="0.522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AD25" table:end-x="0.32cm" table:end-y="0.501cm" draw:z-index="522" draw:name="Grafik 3" draw:style-name="gr1" draw:text-style-name="P1" svg:width="0.35cm" svg:height="0.5cm" svg:x="0.518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Sheet1.AE25" table:end-x="0.315cm" table:end-y="0.501cm" draw:z-index="515" draw:name="Grafik 6" draw:style-name="gr1" draw:text-style-name="P1" svg:width="0.35cm" svg:height="0.5cm" svg:x="0.514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AF25" table:end-x="0.311cm" table:end-y="0.501cm" draw:z-index="483" draw:name="Grafik 6" draw:style-name="gr1" draw:text-style-name="P1" svg:width="0.35cm" svg:height="0.5cm" svg:x="0.509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2:16</text:p>
          </table:table-cell>
          <table:table-cell office:value-type="float" office:value="39">
            <text:p>39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11"/>
          <table:table-cell table:number-columns-repeated="9"/>
          <table:table-cell office:value-type="float" office:value="5">
            <text:p>5</text:p>
            <draw:frame table:end-cell-address="Sheet1.W26" table:end-x="0.349cm" table:end-y="0.501cm" draw:z-index="490" draw:name="Grafik 6" draw:style-name="gr1" draw:text-style-name="P1" svg:width="0.35cm" svg:height="0.5cm" svg:x="0.547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Sheet1.X26" table:end-x="0.494cm" table:end-y="0.451cm" draw:z-index="492" draw:name="Grafik 4" draw:style-name="gr1" draw:text-style-name="P1" svg:width="0.5cm" svg:height="0.45cm" svg:x="0.543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Y26" table:end-x="0.49cm" table:end-y="0.451cm" draw:z-index="493" draw:name="Grafik 4" draw:style-name="gr1" draw:text-style-name="P1" svg:width="0.5cm" svg:height="0.45cm" svg:x="0.538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Z26" table:end-x="0.487cm" table:end-y="0.451cm" draw:z-index="494" draw:name="Grafik 4" draw:style-name="gr1" draw:text-style-name="P1" svg:width="0.5cm" svg:height="0.45cm" svg:x="0.535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AA26" table:end-x="0.482cm" table:end-y="0.451cm" draw:z-index="495" draw:name="Grafik 4" draw:style-name="gr1" draw:text-style-name="P1" svg:width="0.5cm" svg:height="0.45cm" svg:x="0.531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AB26" table:end-x="0.478cm" table:end-y="0.451cm" draw:z-index="496" draw:name="Grafik 4" draw:style-name="gr1" draw:text-style-name="P1" svg:width="0.5cm" svg:height="0.45cm" svg:x="0.526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AC26" table:end-x="0.474cm" table:end-y="0.451cm" draw:z-index="497" draw:name="Grafik 4" draw:style-name="gr1" draw:text-style-name="P1" svg:width="0.5cm" svg:height="0.45cm" svg:x="0.522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AD26" table:end-x="0.47cm" table:end-y="0.451cm" draw:z-index="498" draw:name="Grafik 4" draw:style-name="gr1" draw:text-style-name="P1" svg:width="0.5cm" svg:height="0.45cm" svg:x="0.518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AE26" table:end-x="0.465cm" table:end-y="0.501cm" draw:z-index="506" draw:name="Grafik 5" draw:style-name="gr1" draw:text-style-name="P1" svg:width="0.5cm" svg:height="0.5cm" svg:x="0.514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AF26" table:end-x="0.461cm" table:end-y="0.501cm" draw:z-index="484" draw:name="Grafik 5" draw:style-name="gr1" draw:text-style-name="P1" svg:width="0.5cm" svg:height="0.5cm" svg:x="0.509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0:15</text:p>
          </table:table-cell>
          <table:table-cell office:value-type="float" office:value="35">
            <text:p>35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11"/>
          <table:table-cell table:number-columns-repeated="9"/>
          <table:table-cell office:value-type="float" office:value="6">
            <text:p>6</text:p>
            <draw:frame table:end-cell-address="Sheet1.W27" table:end-x="0.499cm" table:end-y="0.5cm" draw:z-index="491" draw:name="Grafik 5" draw:style-name="gr1" draw:text-style-name="P1" svg:width="0.5cm" svg:height="0.5cm" svg:x="0.547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X27" table:end-x="0.494cm" table:end-y="0.5cm" draw:z-index="499" draw:name="Grafik 5" draw:style-name="gr1" draw:text-style-name="P1" svg:width="0.5cm" svg:height="0.5cm" svg:x="0.543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Y27" table:end-x="0.49cm" table:end-y="0.5cm" draw:z-index="500" draw:name="Grafik 5" draw:style-name="gr1" draw:text-style-name="P1" svg:width="0.5cm" svg:height="0.5cm" svg:x="0.538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Z27" table:end-x="0.487cm" table:end-y="0.5cm" draw:z-index="501" draw:name="Grafik 5" draw:style-name="gr1" draw:text-style-name="P1" svg:width="0.5cm" svg:height="0.5cm" svg:x="0.535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AA27" table:end-x="0.482cm" table:end-y="0.5cm" draw:z-index="502" draw:name="Grafik 5" draw:style-name="gr1" draw:text-style-name="P1" svg:width="0.5cm" svg:height="0.5cm" svg:x="0.531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AB27" table:end-x="0.478cm" table:end-y="0.5cm" draw:z-index="503" draw:name="Grafik 5" draw:style-name="gr1" draw:text-style-name="P1" svg:width="0.5cm" svg:height="0.5cm" svg:x="0.526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AC27" table:end-x="0.474cm" table:end-y="0.5cm" draw:z-index="504" draw:name="Grafik 5" draw:style-name="gr1" draw:text-style-name="P1" svg:width="0.5cm" svg:height="0.5cm" svg:x="0.522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AD27" table:end-x="0.47cm" table:end-y="0.5cm" draw:z-index="505" draw:name="Grafik 5" draw:style-name="gr1" draw:text-style-name="P1" svg:width="0.5cm" svg:height="0.5cm" svg:x="0.518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Sheet1.AE27" table:end-x="0.465cm" table:end-y="0.45cm" draw:z-index="507" draw:name="Grafik 4" draw:style-name="gr1" draw:text-style-name="P1" svg:width="0.5cm" svg:height="0.45cm" svg:x="0.514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Sheet1.AF27" table:end-x="0.461cm" table:end-y="0.45cm" draw:z-index="485" draw:name="Grafik 4" draw:style-name="gr1" draw:text-style-name="P1" svg:width="0.5cm" svg:height="0.45cm" svg:x="0.509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:19</text:p>
          </table:table-cell>
          <table:table-cell office:value-type="float" office:value="32">
            <text:p>32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ay-Off A</text:p>
          </table:table-cell>
          <table:table-cell table:style-name="Default" table:number-columns-repeated="12"/>
          <table:table-cell table:number-columns-repeated="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92"/>
        </table:table-row>
        <table:table-row table:style-name="ro1">
          <table:table-cell/>
          <table:table-cell table:style-name="Default" table:number-columns-repeated="12"/>
          <table:table-cell table:number-columns-repeated="8"/>
          <table:table-cell office:value-type="float" office:value="1">
            <text:p>1</text:p>
            <draw:frame table:end-cell-address="Sheet1.W31" table:end-x="0.399cm" table:end-y="0.5cm" draw:z-index="546" draw:name="Grafik 7" draw:style-name="gr1" draw:text-style-name="P1" svg:width="0.4cm" svg:height="0.5cm" svg:x="0.547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X31" table:end-x="0.394cm" table:end-y="0.5cm" draw:z-index="587" draw:name="Grafik 7" draw:style-name="gr1" draw:text-style-name="P1" svg:width="0.4cm" svg:height="0.5cm" svg:x="0.543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Y31" table:end-x="0.39cm" table:end-y="0.5cm" draw:z-index="588" draw:name="Grafik 7" draw:style-name="gr1" draw:text-style-name="P1" svg:width="0.4cm" svg:height="0.5cm" svg:x="0.538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Z31" table:end-x="0.387cm" table:end-y="0.5cm" draw:z-index="589" draw:name="Grafik 7" draw:style-name="gr1" draw:text-style-name="P1" svg:width="0.4cm" svg:height="0.5cm" svg:x="0.535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AA31" table:end-x="0.382cm" table:end-y="0.5cm" draw:z-index="590" draw:name="Grafik 7" draw:style-name="gr1" draw:text-style-name="P1" svg:width="0.4cm" svg:height="0.5cm" svg:x="0.531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AB31" table:end-x="0.378cm" table:end-y="0.5cm" draw:z-index="591" draw:name="Grafik 7" draw:style-name="gr1" draw:text-style-name="P1" svg:width="0.4cm" svg:height="0.5cm" svg:x="0.526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AC31" table:end-x="0.324cm" table:end-y="0.5cm" draw:z-index="597" draw:name="Grafik 9" draw:style-name="gr1" draw:text-style-name="P1" svg:width="0.35cm" svg:height="0.5cm" svg:x="0.522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AD31" table:end-x="0.32cm" table:end-y="0.5cm" draw:z-index="598" draw:name="Grafik 9" draw:style-name="gr1" draw:text-style-name="P1" svg:width="0.35cm" svg:height="0.5cm" svg:x="0.518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AE31" table:end-x="0.315cm" table:end-y="0.5cm" draw:z-index="599" draw:name="Grafik 9" draw:style-name="gr1" draw:text-style-name="P1" svg:width="0.35cm" svg:height="0.5cm" svg:x="0.514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AF31" table:end-x="0.311cm" table:end-y="0.5cm" draw:z-index="540" draw:name="Grafik 9" draw:style-name="gr1" draw:text-style-name="P1" svg:width="0.35cm" svg:height="0.5cm" svg:x="0.509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8:7</text:p>
          </table:table-cell>
          <table:table-cell office:value-type="float" office:value="19">
            <text:p>19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12"/>
          <table:table-cell table:number-columns-repeated="8"/>
          <table:table-cell office:value-type="float" office:value="2">
            <text:p>2</text:p>
            <draw:frame table:end-cell-address="Sheet1.W32" table:end-x="0.499cm" table:end-y="0.501cm" draw:z-index="547" draw:name="Grafik 12" draw:style-name="gr1" draw:text-style-name="P1" svg:width="0.5cm" svg:height="0.5cm" svg:x="0.547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X32" table:end-x="0.444cm" table:end-y="0.501cm" draw:z-index="576" draw:name="Grafik 17" draw:style-name="gr1" draw:text-style-name="P1" svg:width="0.45cm" svg:height="0.5cm" svg:x="0.543cm" svg:y="0.001cm">
              <draw:image xlink:href="Pictures/10000201000000340000003C7569EC14.png" xlink:type="simple" xlink:show="embed" xlink:actuate="onLoad">
                <text:p/>
              </draw:image>
            </draw:frame>
          </table:table-cell>
          <table:table-cell>
            <draw:frame table:end-cell-address="Sheet1.Y32" table:end-x="0.49cm" table:end-y="0.351cm" draw:z-index="569" draw:name="Grafik 14" draw:style-name="gr1" draw:text-style-name="P1" svg:width="0.5cm" svg:height="0.35cm" svg:x="0.538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Z32" table:end-x="0.337cm" table:end-y="0.501cm" draw:z-index="594" draw:name="Grafik 9" draw:style-name="gr1" draw:text-style-name="P1" svg:width="0.35cm" svg:height="0.5cm" svg:x="0.535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AA32" table:end-x="0.332cm" table:end-y="0.501cm" draw:z-index="595" draw:name="Grafik 9" draw:style-name="gr1" draw:text-style-name="P1" svg:width="0.35cm" svg:height="0.5cm" svg:x="0.531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AB32" table:end-x="0.328cm" table:end-y="0.501cm" draw:z-index="596" draw:name="Grafik 9" draw:style-name="gr1" draw:text-style-name="P1" svg:width="0.35cm" svg:height="0.5cm" svg:x="0.526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AC32" table:end-x="0.374cm" table:end-y="0.501cm" draw:z-index="584" draw:name="Grafik 7" draw:style-name="gr1" draw:text-style-name="P1" svg:width="0.4cm" svg:height="0.5cm" svg:x="0.522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AD32" table:end-x="0.37cm" table:end-y="0.501cm" draw:z-index="585" draw:name="Grafik 7" draw:style-name="gr1" draw:text-style-name="P1" svg:width="0.4cm" svg:height="0.5cm" svg:x="0.518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AE32" table:end-x="0.365cm" table:end-y="0.501cm" draw:z-index="586" draw:name="Grafik 7" draw:style-name="gr1" draw:text-style-name="P1" svg:width="0.4cm" svg:height="0.5cm" svg:x="0.514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Sheet1.AF32" table:end-x="0.361cm" table:end-y="0.501cm" draw:z-index="541" draw:name="Grafik 7" draw:style-name="gr1" draw:text-style-name="P1" svg:width="0.4cm" svg:height="0.5cm" svg:x="0.509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4:12</text:p>
          </table:table-cell>
          <table:table-cell office:value-type="float" office:value="14">
            <text:p>14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12"/>
          <table:table-cell table:number-columns-repeated="8"/>
          <table:table-cell office:value-type="float" office:value="3">
            <text:p>3</text:p>
            <draw:frame table:end-cell-address="Sheet1.W33" table:end-x="0.449cm" table:end-y="0.501cm" draw:z-index="548" draw:name="Grafik 17" draw:style-name="gr1" draw:text-style-name="P1" svg:width="0.45cm" svg:height="0.5cm" svg:x="0.547cm" svg:y="0.001cm">
              <draw:image xlink:href="Pictures/10000201000000340000003C7569EC14.png" xlink:type="simple" xlink:show="embed" xlink:actuate="onLoad">
                <text:p/>
              </draw:image>
            </draw:frame>
          </table:table-cell>
          <table:table-cell>
            <draw:frame table:end-cell-address="Sheet1.X33" table:end-x="0.494cm" table:end-y="0.351cm" draw:z-index="568" draw:name="Grafik 14" draw:style-name="gr1" draw:text-style-name="P1" svg:width="0.5cm" svg:height="0.35cm" svg:x="0.543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Y33" table:end-x="0.44cm" table:end-y="0.501cm" draw:z-index="577" draw:name="Grafik 17" draw:style-name="gr1" draw:text-style-name="P1" svg:width="0.45cm" svg:height="0.5cm" svg:x="0.538cm" svg:y="0.001cm">
              <draw:image xlink:href="Pictures/10000201000000340000003C7569EC14.png" xlink:type="simple" xlink:show="embed" xlink:actuate="onLoad">
                <text:p/>
              </draw:image>
            </draw:frame>
          </table:table-cell>
          <table:table-cell>
            <draw:frame table:end-cell-address="Sheet1.Z33" table:end-x="0.487cm" table:end-y="0.351cm" draw:z-index="570" draw:name="Grafik 14" draw:style-name="gr1" draw:text-style-name="P1" svg:width="0.5cm" svg:height="0.35cm" svg:x="0.535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AA33" table:end-x="0.482cm" table:end-y="0.351cm" draw:z-index="571" draw:name="Grafik 14" draw:style-name="gr1" draw:text-style-name="P1" svg:width="0.5cm" svg:height="0.35cm" svg:x="0.531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AB33" table:end-x="0.428cm" table:end-y="0.501cm" draw:z-index="580" draw:name="Grafik 17" draw:style-name="gr1" draw:text-style-name="P1" svg:width="0.45cm" svg:height="0.5cm" svg:x="0.526cm" svg:y="0.001cm">
              <draw:image xlink:href="Pictures/10000201000000340000003C7569EC14.png" xlink:type="simple" xlink:show="embed" xlink:actuate="onLoad">
                <text:p/>
              </draw:image>
            </draw:frame>
          </table:table-cell>
          <table:table-cell>
            <draw:frame table:end-cell-address="Sheet1.AC33" table:end-x="0.424cm" table:end-y="0.501cm" draw:z-index="581" draw:name="Grafik 17" draw:style-name="gr1" draw:text-style-name="P1" svg:width="0.45cm" svg:height="0.5cm" svg:x="0.522cm" svg:y="0.001cm">
              <draw:image xlink:href="Pictures/10000201000000340000003C7569EC14.png" xlink:type="simple" xlink:show="embed" xlink:actuate="onLoad">
                <text:p/>
              </draw:image>
            </draw:frame>
          </table:table-cell>
          <table:table-cell>
            <draw:frame table:end-cell-address="Sheet1.AD33" table:end-x="0.42cm" table:end-y="0.501cm" draw:z-index="582" draw:name="Grafik 17" draw:style-name="gr1" draw:text-style-name="P1" svg:width="0.45cm" svg:height="0.5cm" svg:x="0.518cm" svg:y="0.001cm">
              <draw:image xlink:href="Pictures/10000201000000340000003C7569EC14.png" xlink:type="simple" xlink:show="embed" xlink:actuate="onLoad">
                <text:p/>
              </draw:image>
            </draw:frame>
          </table:table-cell>
          <table:table-cell>
            <draw:frame table:end-cell-address="Sheet1.AE33" table:end-x="0.415cm" table:end-y="0.501cm" draw:z-index="583" draw:name="Grafik 17" draw:style-name="gr1" draw:text-style-name="P1" svg:width="0.45cm" svg:height="0.5cm" svg:x="0.514cm" svg:y="0.001cm">
              <draw:image xlink:href="Pictures/10000201000000340000003C7569EC14.png" xlink:type="simple" xlink:show="embed" xlink:actuate="onLoad">
                <text:p/>
              </draw:image>
            </draw:frame>
          </table:table-cell>
          <table:table-cell>
            <draw:frame table:end-cell-address="Sheet1.AF33" table:end-x="0.411cm" table:end-y="0.501cm" draw:z-index="542" draw:name="Grafik 17" draw:style-name="gr1" draw:text-style-name="P1" svg:width="0.45cm" svg:height="0.5cm" svg:x="0.509cm" svg:y="0.001cm">
              <draw:image xlink:href="Pictures/10000201000000340000003C7569EC1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2:10</text:p>
          </table:table-cell>
          <table:table-cell office:value-type="float" office:value="12">
            <text:p>12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12"/>
          <table:table-cell table:number-columns-repeated="8"/>
          <table:table-cell office:value-type="float" office:value="4">
            <text:p>4</text:p>
            <draw:frame table:end-cell-address="Sheet1.W34" table:end-x="0.499cm" table:end-y="0.5cm" draw:z-index="549" draw:name="Grafik 18" draw:style-name="gr1" draw:text-style-name="P1" svg:width="0.5cm" svg:height="0.5cm" svg:x="0.547cm" svg:y="0cm">
              <draw:image xlink:href="Pictures/100002010000003C0000003C1BE57791.png" xlink:type="simple" xlink:show="embed" xlink:actuate="onLoad">
                <text:p/>
              </draw:image>
            </draw:frame>
          </table:table-cell>
          <table:table-cell>
            <draw:frame table:end-cell-address="Sheet1.X34" table:end-x="0.494cm" table:end-y="0.5cm" draw:z-index="560" draw:name="Grafik 12" draw:style-name="gr1" draw:text-style-name="P1" svg:width="0.5cm" svg:height="0.5cm" svg:x="0.543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Y34" table:end-x="0.34cm" table:end-y="0.5cm" draw:z-index="593" draw:name="Grafik 9" draw:style-name="gr1" draw:text-style-name="P1" svg:width="0.35cm" svg:height="0.5cm" svg:x="0.538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Z34" table:end-x="0.437cm" table:end-y="0.5cm" draw:z-index="578" draw:name="Grafik 17" draw:style-name="gr1" draw:text-style-name="P1" svg:width="0.45cm" svg:height="0.5cm" svg:x="0.535cm" svg:y="0cm">
              <draw:image xlink:href="Pictures/10000201000000340000003C7569EC14.png" xlink:type="simple" xlink:show="embed" xlink:actuate="onLoad">
                <text:p/>
              </draw:image>
            </draw:frame>
          </table:table-cell>
          <table:table-cell>
            <draw:frame table:end-cell-address="Sheet1.AA34" table:end-x="0.432cm" table:end-y="0.5cm" draw:z-index="579" draw:name="Grafik 17" draw:style-name="gr1" draw:text-style-name="P1" svg:width="0.45cm" svg:height="0.5cm" svg:x="0.531cm" svg:y="0cm">
              <draw:image xlink:href="Pictures/10000201000000340000003C7569EC14.png" xlink:type="simple" xlink:show="embed" xlink:actuate="onLoad">
                <text:p/>
              </draw:image>
            </draw:frame>
          </table:table-cell>
          <table:table-cell>
            <draw:frame table:end-cell-address="Sheet1.AB34" table:end-x="0.478cm" table:end-y="0.35cm" draw:z-index="572" draw:name="Grafik 14" draw:style-name="gr1" draw:text-style-name="P1" svg:width="0.5cm" svg:height="0.35cm" svg:x="0.526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AC34" table:end-x="0.474cm" table:end-y="0.35cm" draw:z-index="573" draw:name="Grafik 14" draw:style-name="gr1" draw:text-style-name="P1" svg:width="0.5cm" svg:height="0.35cm" svg:x="0.522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AD34" table:end-x="0.47cm" table:end-y="0.35cm" draw:z-index="574" draw:name="Grafik 14" draw:style-name="gr1" draw:text-style-name="P1" svg:width="0.5cm" svg:height="0.35cm" svg:x="0.518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AE34" table:end-x="0.465cm" table:end-y="0.5cm" draw:z-index="567" draw:name="Grafik 12" draw:style-name="gr1" draw:text-style-name="P1" svg:width="0.5cm" svg:height="0.5cm" svg:x="0.514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AF34" table:end-x="0.461cm" table:end-y="0.35cm" draw:z-index="543" draw:name="Grafik 14" draw:style-name="gr1" draw:text-style-name="P1" svg:width="0.5cm" svg:height="0.35cm" svg:x="0.509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9:13</text:p>
          </table:table-cell>
          <table:table-cell office:value-type="float" office:value="11">
            <text:p>11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12"/>
          <table:table-cell table:number-columns-repeated="8"/>
          <table:table-cell office:value-type="float" office:value="5">
            <text:p>5</text:p>
            <draw:frame table:end-cell-address="Sheet1.W35" table:end-x="0.499cm" table:end-y="0.35cm" draw:z-index="550" draw:name="Grafik 14" draw:style-name="gr1" draw:text-style-name="P1" svg:width="0.5cm" svg:height="0.35cm" svg:x="0.547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X35" table:end-x="0.494cm" table:end-y="0.5cm" draw:z-index="552" draw:name="Grafik 18" draw:style-name="gr1" draw:text-style-name="P1" svg:width="0.5cm" svg:height="0.5cm" svg:x="0.543cm" svg:y="0cm">
              <draw:image xlink:href="Pictures/100002010000003C0000003C1BE57791.png" xlink:type="simple" xlink:show="embed" xlink:actuate="onLoad">
                <text:p/>
              </draw:image>
            </draw:frame>
          </table:table-cell>
          <table:table-cell>
            <draw:frame table:end-cell-address="Sheet1.Y35" table:end-x="0.49cm" table:end-y="0.5cm" draw:z-index="561" draw:name="Grafik 12" draw:style-name="gr1" draw:text-style-name="P1" svg:width="0.5cm" svg:height="0.5cm" svg:x="0.538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Z35" table:end-x="0.487cm" table:end-y="0.5cm" draw:z-index="554" draw:name="Grafik 18" draw:style-name="gr1" draw:text-style-name="P1" svg:width="0.5cm" svg:height="0.5cm" svg:x="0.535cm" svg:y="0cm">
              <draw:image xlink:href="Pictures/100002010000003C0000003C1BE57791.png" xlink:type="simple" xlink:show="embed" xlink:actuate="onLoad">
                <text:p/>
              </draw:image>
            </draw:frame>
          </table:table-cell>
          <table:table-cell>
            <draw:frame table:end-cell-address="Sheet1.AA35" table:end-x="0.482cm" table:end-y="0.5cm" draw:z-index="556" draw:name="Grafik 18" draw:style-name="gr1" draw:text-style-name="P1" svg:width="0.5cm" svg:height="0.5cm" svg:x="0.531cm" svg:y="0cm">
              <draw:image xlink:href="Pictures/100002010000003C0000003C1BE57791.png" xlink:type="simple" xlink:show="embed" xlink:actuate="onLoad">
                <text:p/>
              </draw:image>
            </draw:frame>
          </table:table-cell>
          <table:table-cell>
            <draw:frame table:end-cell-address="Sheet1.AB35" table:end-x="0.478cm" table:end-y="0.5cm" draw:z-index="557" draw:name="Grafik 18" draw:style-name="gr1" draw:text-style-name="P1" svg:width="0.5cm" svg:height="0.5cm" svg:x="0.526cm" svg:y="0cm">
              <draw:image xlink:href="Pictures/100002010000003C0000003C1BE57791.png" xlink:type="simple" xlink:show="embed" xlink:actuate="onLoad">
                <text:p/>
              </draw:image>
            </draw:frame>
          </table:table-cell>
          <table:table-cell>
            <draw:frame table:end-cell-address="Sheet1.AC35" table:end-x="0.474cm" table:end-y="0.5cm" draw:z-index="558" draw:name="Grafik 18" draw:style-name="gr1" draw:text-style-name="P1" svg:width="0.5cm" svg:height="0.5cm" svg:x="0.522cm" svg:y="0cm">
              <draw:image xlink:href="Pictures/100002010000003C0000003C1BE57791.png" xlink:type="simple" xlink:show="embed" xlink:actuate="onLoad">
                <text:p/>
              </draw:image>
            </draw:frame>
          </table:table-cell>
          <table:table-cell>
            <draw:frame table:end-cell-address="Sheet1.AD35" table:end-x="0.47cm" table:end-y="0.5cm" draw:z-index="566" draw:name="Grafik 12" draw:style-name="gr1" draw:text-style-name="P1" svg:width="0.5cm" svg:height="0.5cm" svg:x="0.518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AE35" table:end-x="0.465cm" table:end-y="0.35cm" draw:z-index="575" draw:name="Grafik 14" draw:style-name="gr1" draw:text-style-name="P1" svg:width="0.5cm" svg:height="0.35cm" svg:x="0.514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Sheet1.AF35" table:end-x="0.461cm" table:end-y="0.5cm" draw:z-index="544" draw:name="Grafik 12" draw:style-name="gr1" draw:text-style-name="P1" svg:width="0.5cm" svg:height="0.5cm" svg:x="0.509cm" svg:y="0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0:14</text:p>
          </table:table-cell>
          <table:table-cell office:value-type="float" office:value="9">
            <text:p>9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12"/>
          <table:table-cell table:number-columns-repeated="8"/>
          <table:table-cell office:value-type="float" office:value="6">
            <text:p>6</text:p>
            <draw:frame table:end-cell-address="Sheet1.W36" table:end-x="0.349cm" table:end-y="0.501cm" draw:z-index="551" draw:name="Grafik 9" draw:style-name="gr1" draw:text-style-name="P1" svg:width="0.35cm" svg:height="0.5cm" svg:x="0.547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X36" table:end-x="0.344cm" table:end-y="0.501cm" draw:z-index="592" draw:name="Grafik 9" draw:style-name="gr1" draw:text-style-name="P1" svg:width="0.35cm" svg:height="0.5cm" svg:x="0.543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Sheet1.Y36" table:end-x="0.49cm" table:end-y="0.501cm" draw:z-index="553" draw:name="Grafik 18" draw:style-name="gr1" draw:text-style-name="P1" svg:width="0.5cm" svg:height="0.5cm" svg:x="0.538cm" svg:y="0.001cm">
              <draw:image xlink:href="Pictures/100002010000003C0000003C1BE57791.png" xlink:type="simple" xlink:show="embed" xlink:actuate="onLoad">
                <text:p/>
              </draw:image>
            </draw:frame>
          </table:table-cell>
          <table:table-cell>
            <draw:frame table:end-cell-address="Sheet1.Z36" table:end-x="0.487cm" table:end-y="0.501cm" draw:z-index="562" draw:name="Grafik 12" draw:style-name="gr1" draw:text-style-name="P1" svg:width="0.5cm" svg:height="0.5cm" svg:x="0.535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AA36" table:end-x="0.482cm" table:end-y="0.501cm" draw:z-index="563" draw:name="Grafik 12" draw:style-name="gr1" draw:text-style-name="P1" svg:width="0.5cm" svg:height="0.5cm" svg:x="0.531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AB36" table:end-x="0.478cm" table:end-y="0.501cm" draw:z-index="564" draw:name="Grafik 12" draw:style-name="gr1" draw:text-style-name="P1" svg:width="0.5cm" svg:height="0.5cm" svg:x="0.526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AC36" table:end-x="0.474cm" table:end-y="0.501cm" draw:z-index="565" draw:name="Grafik 12" draw:style-name="gr1" draw:text-style-name="P1" svg:width="0.5cm" svg:height="0.5cm" svg:x="0.522cm" svg:y="0.001cm">
              <draw:image xlink:href="Pictures/100002010000003C0000003C7E2E9010.png" xlink:type="simple" xlink:show="embed" xlink:actuate="onLoad">
                <text:p/>
              </draw:image>
            </draw:frame>
          </table:table-cell>
          <table:table-cell>
            <draw:frame table:end-cell-address="Sheet1.AD36" table:end-x="0.47cm" table:end-y="0.501cm" draw:z-index="555" draw:name="Grafik 18" draw:style-name="gr1" draw:text-style-name="P1" svg:width="0.5cm" svg:height="0.5cm" svg:x="0.518cm" svg:y="0.001cm">
              <draw:image xlink:href="Pictures/100002010000003C0000003C1BE57791.png" xlink:type="simple" xlink:show="embed" xlink:actuate="onLoad">
                <text:p/>
              </draw:image>
            </draw:frame>
          </table:table-cell>
          <table:table-cell>
            <draw:frame table:end-cell-address="Sheet1.AE36" table:end-x="0.465cm" table:end-y="0.501cm" draw:z-index="559" draw:name="Grafik 18" draw:style-name="gr1" draw:text-style-name="P1" svg:width="0.5cm" svg:height="0.5cm" svg:x="0.514cm" svg:y="0.001cm">
              <draw:image xlink:href="Pictures/100002010000003C0000003C1BE57791.png" xlink:type="simple" xlink:show="embed" xlink:actuate="onLoad">
                <text:p/>
              </draw:image>
            </draw:frame>
          </table:table-cell>
          <table:table-cell>
            <draw:frame table:end-cell-address="Sheet1.AF36" table:end-x="0.461cm" table:end-y="0.501cm" draw:z-index="545" draw:name="Grafik 18" draw:style-name="gr1" draw:text-style-name="P1" svg:width="0.5cm" svg:height="0.5cm" svg:x="0.509cm" svg:y="0.001cm">
              <draw:image xlink:href="Pictures/100002010000003C0000003C1BE5779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0:17</text:p>
          </table:table-cell>
          <table:table-cell office:value-type="float" office:value="8">
            <text:p>8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lay-Off B</text:p>
          </table:table-cell>
          <table:table-cell table:style-name="Default" table:number-columns-repeated="11"/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92"/>
        </table:table-row>
        <table:table-row table:style-name="ro1">
          <table:table-cell/>
          <table:table-cell table:style-name="Default" table:number-columns-repeated="11"/>
          <table:table-cell table:number-columns-repeated="9"/>
          <table:table-cell office:value-type="float" office:value="1">
            <text:p>1</text:p>
            <draw:frame table:end-cell-address="Sheet1.W40" table:end-x="0.499cm" table:end-y="0.501cm" draw:z-index="606" draw:name="Grafik 8" draw:style-name="gr1" draw:text-style-name="P1" svg:width="0.5cm" svg:height="0.5cm" svg:x="0.547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X40" table:end-x="0.494cm" table:end-y="0.501cm" draw:z-index="645" draw:name="Grafik 19" draw:style-name="gr1" draw:text-style-name="P1" svg:width="0.5cm" svg:height="0.5cm" svg:x="0.543cm" svg:y="0.001cm">
              <draw:image xlink:href="Pictures/100002010000003C0000003C0A9F2511.png" xlink:type="simple" xlink:show="embed" xlink:actuate="onLoad">
                <text:p/>
              </draw:image>
            </draw:frame>
          </table:table-cell>
          <table:table-cell>
            <draw:frame table:end-cell-address="Sheet1.Y40" table:end-x="0.49cm" table:end-y="0.501cm" draw:z-index="646" draw:name="Grafik 19" draw:style-name="gr1" draw:text-style-name="P1" svg:width="0.5cm" svg:height="0.5cm" svg:x="0.538cm" svg:y="0.001cm">
              <draw:image xlink:href="Pictures/100002010000003C0000003C0A9F2511.png" xlink:type="simple" xlink:show="embed" xlink:actuate="onLoad">
                <text:p/>
              </draw:image>
            </draw:frame>
          </table:table-cell>
          <table:table-cell>
            <draw:frame table:end-cell-address="Sheet1.Z40" table:end-x="0.487cm" table:end-y="0.501cm" draw:z-index="647" draw:name="Grafik 19" draw:style-name="gr1" draw:text-style-name="P1" svg:width="0.5cm" svg:height="0.5cm" svg:x="0.535cm" svg:y="0.001cm">
              <draw:image xlink:href="Pictures/100002010000003C0000003C0A9F2511.png" xlink:type="simple" xlink:show="embed" xlink:actuate="onLoad">
                <text:p/>
              </draw:image>
            </draw:frame>
          </table:table-cell>
          <table:table-cell>
            <draw:frame table:end-cell-address="Sheet1.AA40" table:end-x="0.482cm" table:end-y="0.501cm" draw:z-index="648" draw:name="Grafik 19" draw:style-name="gr1" draw:text-style-name="P1" svg:width="0.5cm" svg:height="0.5cm" svg:x="0.531cm" svg:y="0.001cm">
              <draw:image xlink:href="Pictures/100002010000003C0000003C0A9F2511.png" xlink:type="simple" xlink:show="embed" xlink:actuate="onLoad">
                <text:p/>
              </draw:image>
            </draw:frame>
          </table:table-cell>
          <table:table-cell>
            <draw:frame table:end-cell-address="Sheet1.AB40" table:end-x="0.478cm" table:end-y="0.501cm" draw:z-index="656" draw:name="Grafik 8" draw:style-name="gr1" draw:text-style-name="P1" svg:width="0.5cm" svg:height="0.5cm" svg:x="0.526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AC40" table:end-x="0.474cm" table:end-y="0.501cm" draw:z-index="657" draw:name="Grafik 8" draw:style-name="gr1" draw:text-style-name="P1" svg:width="0.5cm" svg:height="0.5cm" svg:x="0.522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AD40" table:end-x="0.47cm" table:end-y="0.501cm" draw:z-index="658" draw:name="Grafik 8" draw:style-name="gr1" draw:text-style-name="P1" svg:width="0.5cm" svg:height="0.5cm" svg:x="0.518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AE40" table:end-x="0.465cm" table:end-y="0.501cm" draw:z-index="659" draw:name="Grafik 8" draw:style-name="gr1" draw:text-style-name="P1" svg:width="0.5cm" svg:height="0.5cm" svg:x="0.514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AF40" table:end-x="0.461cm" table:end-y="0.501cm" draw:z-index="600" draw:name="Grafik 8" draw:style-name="gr1" draw:text-style-name="P1" svg:width="0.5cm" svg:height="0.5cm" svg:x="0.509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6:12</text:p>
          </table:table-cell>
          <table:table-cell office:value-type="float" office:value="24">
            <text:p>24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11"/>
          <table:table-cell table:number-columns-repeated="9"/>
          <table:table-cell office:value-type="float" office:value="2">
            <text:p>2</text:p>
            <draw:frame table:end-cell-address="Sheet1.W41" table:end-x="0.499cm" table:end-y="0.5cm" draw:z-index="607" draw:name="Grafik 19" draw:style-name="gr1" draw:text-style-name="P1" svg:width="0.5cm" svg:height="0.5cm" svg:x="0.547cm" svg:y="0cm">
              <draw:image xlink:href="Pictures/100002010000003C0000003C0A9F2511.png" xlink:type="simple" xlink:show="embed" xlink:actuate="onLoad">
                <text:p/>
              </draw:image>
            </draw:frame>
          </table:table-cell>
          <table:table-cell>
            <draw:frame table:end-cell-address="Sheet1.X41" table:end-x="0.494cm" table:end-y="0.5cm" draw:z-index="652" draw:name="Grafik 8" draw:style-name="gr1" draw:text-style-name="P1" svg:width="0.5cm" svg:height="0.5cm" svg:x="0.543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Y41" table:end-x="0.49cm" table:end-y="0.5cm" draw:z-index="653" draw:name="Grafik 8" draw:style-name="gr1" draw:text-style-name="P1" svg:width="0.5cm" svg:height="0.5cm" svg:x="0.538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Z41" table:end-x="0.487cm" table:end-y="0.5cm" draw:z-index="654" draw:name="Grafik 8" draw:style-name="gr1" draw:text-style-name="P1" svg:width="0.5cm" svg:height="0.5cm" svg:x="0.535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AA41" table:end-x="0.482cm" table:end-y="0.5cm" draw:z-index="655" draw:name="Grafik 8" draw:style-name="gr1" draw:text-style-name="P1" svg:width="0.5cm" svg:height="0.5cm" svg:x="0.531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Sheet1.AB41" table:end-x="0.478cm" table:end-y="0.5cm" draw:z-index="644" draw:name="Grafik 19" draw:style-name="gr1" draw:text-style-name="P1" svg:width="0.5cm" svg:height="0.5cm" svg:x="0.526cm" svg:y="0cm">
              <draw:image xlink:href="Pictures/100002010000003C0000003C0A9F2511.png" xlink:type="simple" xlink:show="embed" xlink:actuate="onLoad">
                <text:p/>
              </draw:image>
            </draw:frame>
          </table:table-cell>
          <table:table-cell>
            <draw:frame table:end-cell-address="Sheet1.AC41" table:end-x="0.474cm" table:end-y="0.5cm" draw:z-index="649" draw:name="Grafik 19" draw:style-name="gr1" draw:text-style-name="P1" svg:width="0.5cm" svg:height="0.5cm" svg:x="0.522cm" svg:y="0cm">
              <draw:image xlink:href="Pictures/100002010000003C0000003C0A9F2511.png" xlink:type="simple" xlink:show="embed" xlink:actuate="onLoad">
                <text:p/>
              </draw:image>
            </draw:frame>
          </table:table-cell>
          <table:table-cell>
            <draw:frame table:end-cell-address="Sheet1.AD41" table:end-x="0.47cm" table:end-y="0.5cm" draw:z-index="650" draw:name="Grafik 19" draw:style-name="gr1" draw:text-style-name="P1" svg:width="0.5cm" svg:height="0.5cm" svg:x="0.518cm" svg:y="0cm">
              <draw:image xlink:href="Pictures/100002010000003C0000003C0A9F2511.png" xlink:type="simple" xlink:show="embed" xlink:actuate="onLoad">
                <text:p/>
              </draw:image>
            </draw:frame>
          </table:table-cell>
          <table:table-cell>
            <draw:frame table:end-cell-address="Sheet1.AE41" table:end-x="0.465cm" table:end-y="0.5cm" draw:z-index="651" draw:name="Grafik 19" draw:style-name="gr1" draw:text-style-name="P1" svg:width="0.5cm" svg:height="0.5cm" svg:x="0.514cm" svg:y="0cm">
              <draw:image xlink:href="Pictures/100002010000003C0000003C0A9F2511.png" xlink:type="simple" xlink:show="embed" xlink:actuate="onLoad">
                <text:p/>
              </draw:image>
            </draw:frame>
          </table:table-cell>
          <table:table-cell>
            <draw:frame table:end-cell-address="Sheet1.AF41" table:end-x="0.461cm" table:end-y="0.5cm" draw:z-index="601" draw:name="Grafik 19" draw:style-name="gr1" draw:text-style-name="P1" svg:width="0.5cm" svg:height="0.5cm" svg:x="0.509cm" svg:y="0cm">
              <draw:image xlink:href="Pictures/100002010000003C0000003C0A9F251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4:14</text:p>
          </table:table-cell>
          <table:table-cell office:value-type="float" office:value="20">
            <text:p>20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11"/>
          <table:table-cell table:number-columns-repeated="9"/>
          <table:table-cell office:value-type="float" office:value="3">
            <text:p>3</text:p>
            <draw:frame table:end-cell-address="Sheet1.W42" table:end-x="0.449cm" table:end-y="0.5cm" draw:z-index="608" draw:name="Grafik 15" draw:style-name="gr1" draw:text-style-name="P1" svg:width="0.45cm" svg:height="0.5cm" svg:x="0.547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X42" table:end-x="0.494cm" table:end-y="0.5cm" draw:z-index="628" draw:name="Grafik 11" draw:style-name="gr1" draw:text-style-name="P1" svg:width="0.5cm" svg:height="0.5cm" svg:x="0.543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Y42" table:end-x="0.39cm" table:end-y="0.5cm" draw:z-index="613" draw:name="Grafik 13" draw:style-name="gr1" draw:text-style-name="P1" svg:width="0.4cm" svg:height="0.5cm" svg:x="0.538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Z42" table:end-x="0.387cm" table:end-y="0.5cm" draw:z-index="615" draw:name="Grafik 13" draw:style-name="gr1" draw:text-style-name="P1" svg:width="0.4cm" svg:height="0.5cm" svg:x="0.535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AA42" table:end-x="0.382cm" table:end-y="0.5cm" draw:z-index="616" draw:name="Grafik 13" draw:style-name="gr1" draw:text-style-name="P1" svg:width="0.4cm" svg:height="0.5cm" svg:x="0.531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AB42" table:end-x="0.428cm" table:end-y="0.5cm" draw:z-index="640" draw:name="Grafik 15" draw:style-name="gr1" draw:text-style-name="P1" svg:width="0.45cm" svg:height="0.5cm" svg:x="0.526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AC42" table:end-x="0.424cm" table:end-y="0.5cm" draw:z-index="641" draw:name="Grafik 15" draw:style-name="gr1" draw:text-style-name="P1" svg:width="0.45cm" svg:height="0.5cm" svg:x="0.522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AD42" table:end-x="0.42cm" table:end-y="0.5cm" draw:z-index="642" draw:name="Grafik 15" draw:style-name="gr1" draw:text-style-name="P1" svg:width="0.45cm" svg:height="0.5cm" svg:x="0.518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AE42" table:end-x="0.415cm" table:end-y="0.5cm" draw:z-index="643" draw:name="Grafik 15" draw:style-name="gr1" draw:text-style-name="P1" svg:width="0.45cm" svg:height="0.5cm" svg:x="0.514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AF42" table:end-x="0.411cm" table:end-y="0.5cm" draw:z-index="602" draw:name="Grafik 15" draw:style-name="gr1" draw:text-style-name="P1" svg:width="0.45cm" svg:height="0.5cm" svg:x="0.509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7:24</text:p>
          </table:table-cell>
          <table:table-cell office:value-type="float" office:value="13">
            <text:p>13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11"/>
          <table:table-cell table:number-columns-repeated="9"/>
          <table:table-cell office:value-type="float" office:value="4">
            <text:p>4</text:p>
            <draw:frame table:end-cell-address="Sheet1.W43" table:end-x="0.499cm" table:end-y="0.501cm" draw:z-index="609" draw:name="Grafik 11" draw:style-name="gr1" draw:text-style-name="P1" svg:width="0.5cm" svg:height="0.5cm" svg:x="0.547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X43" table:end-x="0.444cm" table:end-y="0.501cm" draw:z-index="636" draw:name="Grafik 15" draw:style-name="gr1" draw:text-style-name="P1" svg:width="0.45cm" svg:height="0.5cm" svg:x="0.543cm" svg:y="0.001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Y43" table:end-x="0.49cm" table:end-y="0.501cm" draw:z-index="629" draw:name="Grafik 11" draw:style-name="gr1" draw:text-style-name="P1" svg:width="0.5cm" svg:height="0.5cm" svg:x="0.538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Z43" table:end-x="0.487cm" table:end-y="0.501cm" draw:z-index="630" draw:name="Grafik 11" draw:style-name="gr1" draw:text-style-name="P1" svg:width="0.5cm" svg:height="0.5cm" svg:x="0.535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AA43" table:end-x="0.432cm" table:end-y="0.501cm" draw:z-index="639" draw:name="Grafik 15" draw:style-name="gr1" draw:text-style-name="P1" svg:width="0.45cm" svg:height="0.5cm" svg:x="0.531cm" svg:y="0.001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AB43" table:end-x="0.378cm" table:end-y="0.501cm" draw:z-index="614" draw:name="Grafik 13" draw:style-name="gr1" draw:text-style-name="P1" svg:width="0.4cm" svg:height="0.5cm" svg:x="0.526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AC43" table:end-x="0.374cm" table:end-y="0.501cm" draw:z-index="617" draw:name="Grafik 13" draw:style-name="gr1" draw:text-style-name="P1" svg:width="0.4cm" svg:height="0.5cm" svg:x="0.522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AD43" table:end-x="0.37cm" table:end-y="0.501cm" draw:z-index="618" draw:name="Grafik 13" draw:style-name="gr1" draw:text-style-name="P1" svg:width="0.4cm" svg:height="0.5cm" svg:x="0.518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AE43" table:end-x="0.465cm" table:end-y="0.501cm" draw:z-index="635" draw:name="Grafik 11" draw:style-name="gr1" draw:text-style-name="P1" svg:width="0.5cm" svg:height="0.5cm" svg:x="0.514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AF43" table:end-x="0.461cm" table:end-y="0.501cm" draw:z-index="603" draw:name="Grafik 11" draw:style-name="gr1" draw:text-style-name="P1" svg:width="0.5cm" svg:height="0.5cm" svg:x="0.509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2:22</text:p>
          </table:table-cell>
          <table:table-cell office:value-type="float" office:value="13">
            <text:p>13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11"/>
          <table:table-cell table:number-columns-repeated="9"/>
          <table:table-cell office:value-type="float" office:value="5">
            <text:p>5</text:p>
            <draw:frame table:end-cell-address="Sheet1.W44" table:end-x="0.399cm" table:end-y="0.501cm" draw:z-index="610" draw:name="Grafik 13" draw:style-name="gr1" draw:text-style-name="P1" svg:width="0.4cm" svg:height="0.5cm" svg:x="0.547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X44" table:end-x="0.394cm" table:end-y="0.501cm" draw:z-index="612" draw:name="Grafik 13" draw:style-name="gr1" draw:text-style-name="P1" svg:width="0.4cm" svg:height="0.5cm" svg:x="0.543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Y44" table:end-x="0.44cm" table:end-y="0.501cm" draw:z-index="637" draw:name="Grafik 15" draw:style-name="gr1" draw:text-style-name="P1" svg:width="0.45cm" svg:height="0.5cm" svg:x="0.538cm" svg:y="0.001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Z44" table:end-x="0.487cm" table:end-y="0.501cm" draw:z-index="622" draw:name="Grafik 10" draw:style-name="gr1" draw:text-style-name="P1" svg:width="0.5cm" svg:height="0.5cm" svg:x="0.535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AA44" table:end-x="0.482cm" table:end-y="0.501cm" draw:z-index="631" draw:name="Grafik 11" draw:style-name="gr1" draw:text-style-name="P1" svg:width="0.5cm" svg:height="0.5cm" svg:x="0.531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AB44" table:end-x="0.478cm" table:end-y="0.501cm" draw:z-index="632" draw:name="Grafik 11" draw:style-name="gr1" draw:text-style-name="P1" svg:width="0.5cm" svg:height="0.5cm" svg:x="0.526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AC44" table:end-x="0.474cm" table:end-y="0.501cm" draw:z-index="633" draw:name="Grafik 11" draw:style-name="gr1" draw:text-style-name="P1" svg:width="0.5cm" svg:height="0.5cm" svg:x="0.522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AD44" table:end-x="0.47cm" table:end-y="0.501cm" draw:z-index="634" draw:name="Grafik 11" draw:style-name="gr1" draw:text-style-name="P1" svg:width="0.5cm" svg:height="0.5cm" svg:x="0.518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Sheet1.AE44" table:end-x="0.465cm" table:end-y="0.501cm" draw:z-index="627" draw:name="Grafik 10" draw:style-name="gr1" draw:text-style-name="P1" svg:width="0.5cm" svg:height="0.5cm" svg:x="0.514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AF44" table:end-x="0.461cm" table:end-y="0.501cm" draw:z-index="604" draw:name="Grafik 10" draw:style-name="gr1" draw:text-style-name="P1" svg:width="0.5cm" svg:height="0.5cm" svg:x="0.509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9:22</text:p>
          </table:table-cell>
          <table:table-cell office:value-type="float" office:value="8">
            <text:p>8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11"/>
          <table:table-cell table:number-columns-repeated="9"/>
          <table:table-cell office:value-type="float" office:value="6">
            <text:p>6</text:p>
            <draw:frame table:end-cell-address="Sheet1.W45" table:end-x="0.499cm" table:end-y="0.5cm" draw:z-index="611" draw:name="Grafik 10" draw:style-name="gr1" draw:text-style-name="P1" svg:width="0.5cm" svg:height="0.5cm" svg:x="0.547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X45" table:end-x="0.494cm" table:end-y="0.5cm" draw:z-index="620" draw:name="Grafik 10" draw:style-name="gr1" draw:text-style-name="P1" svg:width="0.5cm" svg:height="0.5cm" svg:x="0.543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Y45" table:end-x="0.49cm" table:end-y="0.5cm" draw:z-index="621" draw:name="Grafik 10" draw:style-name="gr1" draw:text-style-name="P1" svg:width="0.5cm" svg:height="0.5cm" svg:x="0.538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Z45" table:end-x="0.437cm" table:end-y="0.5cm" draw:z-index="638" draw:name="Grafik 15" draw:style-name="gr1" draw:text-style-name="P1" svg:width="0.45cm" svg:height="0.5cm" svg:x="0.535cm" svg:y="0cm">
              <draw:image xlink:href="Pictures/100002010000002D0000003C30008B37.png" xlink:type="simple" xlink:show="embed" xlink:actuate="onLoad">
                <text:p/>
              </draw:image>
            </draw:frame>
          </table:table-cell>
          <table:table-cell>
            <draw:frame table:end-cell-address="Sheet1.AA45" table:end-x="0.482cm" table:end-y="0.5cm" draw:z-index="623" draw:name="Grafik 10" draw:style-name="gr1" draw:text-style-name="P1" svg:width="0.5cm" svg:height="0.5cm" svg:x="0.531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AB45" table:end-x="0.478cm" table:end-y="0.5cm" draw:z-index="624" draw:name="Grafik 10" draw:style-name="gr1" draw:text-style-name="P1" svg:width="0.5cm" svg:height="0.5cm" svg:x="0.526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AC45" table:end-x="0.474cm" table:end-y="0.5cm" draw:z-index="625" draw:name="Grafik 10" draw:style-name="gr1" draw:text-style-name="P1" svg:width="0.5cm" svg:height="0.5cm" svg:x="0.522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AD45" table:end-x="0.47cm" table:end-y="0.5cm" draw:z-index="626" draw:name="Grafik 10" draw:style-name="gr1" draw:text-style-name="P1" svg:width="0.5cm" svg:height="0.5cm" svg:x="0.518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Sheet1.AE45" table:end-x="0.365cm" table:end-y="0.5cm" draw:z-index="619" draw:name="Grafik 13" draw:style-name="gr1" draw:text-style-name="P1" svg:width="0.4cm" svg:height="0.5cm" svg:x="0.514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Sheet1.AF45" table:end-x="0.361cm" table:end-y="0.5cm" draw:z-index="605" draw:name="Grafik 13" draw:style-name="gr1" draw:text-style-name="P1" svg:width="0.4cm" svg:height="0.5cm" svg:x="0.509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6:30</text:p>
          </table:table-cell>
          <table:table-cell office:value-type="float" office:value="7">
            <text:p>7</text:p>
          </table:table-cell>
          <table:table-cell table:number-columns-repeated="99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4.06.2019</text:date>, <text:time>12:2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6M19S</meta:editing-duration>
    <meta:editing-cycles>28</meta:editing-cycles>
    <meta:generator>OpenOffice/4.1.5$Win32 OpenOffice.org_project/415m1$Build-9789</meta:generator>
    <dc:date>2019-06-04T12:28:08.22</dc:date>
    <meta:document-statistic meta:table-count="3" meta:cell-count="168" meta:object-count="660"/>
    <meta:user-defined meta:name="Info 1"/>
    <meta:user-defined meta:name="Info 2"/>
    <meta:user-defined meta:name="Info 3"/>
    <meta:user-defined meta:name="Info 4"/>
  </office:meta>
</office:document-meta>
</file>